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3.3709in"/>
    </style:style>
    <style:style style:name="co4" style:family="table-column">
      <style:table-column-properties fo:break-before="auto" style:column-width="18.567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1.0984in" fo:break-before="auto" style:use-optimal-row-height="fals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1.5pt solid #000000" fo:border-right="0.51pt solid #000000" fo:border-top="0.06pt solid #000000"/>
      <style:paragraph-properties fo:text-align="start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51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51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fo:border-left="0.51pt solid #000000" fo:border-right="1.5pt solid #000000" fo:border-top="0.06pt solid #000000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51pt solid #000000" fo:border-right="1.5pt solid #000000" fo:border-top="0.06pt solid #000000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en" style:country-asian="US" style:font-style-asian="normal" style:font-weight-asian="normal" style:font-name-complex="Times New Roman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.5pt" fo:font-weight="bold" fo:letter-spacing="-0.0028in" fo:language="en" fo:country="US" style:language-asian="en" style:country-asian="US" style:language-complex="ar" style:country-complex="SA" style:font-name-asian="Times New Roman1" style:font-name-complex="Times New Roman"/>
    </style:style>
    <style:style style:name="T2" style:family="text">
      <style:text-properties style:font-name="Times New Roman" fo:font-size="10.5pt" fo:font-weight="bold" fo:language="en" fo:country="US" style:language-asian="en" style:country-asian="US" style:language-complex="ar" style:country-complex="SA" style:font-name-asian="Times New Roman1" style:font-name-complex="Times New Roman" fo:letter-spacing="-0.0035in"/>
    </style:style>
    <style:style style:name="T3" style:family="text">
      <style:text-properties style:font-name="Times New Roman" fo:font-size="10.5pt" fo:font-weight="bold" fo:language="en" fo:country="US" style:language-asian="en" style:country-asian="US" style:language-complex="ar" style:country-complex="SA" style:font-name-asian="Times New Roman1" style:font-name-complex="Times New Roman"/>
    </style:style>
    <style:style style:name="T4" style:family="text">
      <style:text-properties style:font-name="Times New Roman" fo:font-size="10.5pt" fo:font-weight="bold" fo:language="en" fo:country="US" style:language-asian="en" style:country-asian="US" style:language-complex="ar" style:country-complex="SA" style:font-name-asian="Times New Roman1" style:font-name-complex="Times New Roman" fo:letter-spacing="-0.0098in"/>
    </style:style>
    <style:style style:name="T5" style:family="text">
      <style:text-properties style:font-name="Times New Roman" fo:font-size="10.5pt" fo:font-weight="bold" fo:language="en" fo:country="US" style:language-asian="en" style:country-asian="US" style:language-complex="ar" style:country-complex="SA" style:font-name-asian="Times New Roman1" style:font-name-complex="Times New Roman" fo:letter-spacing="-0.0091in"/>
    </style:style>
    <style:style style:name="T6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/>
    </style:style>
    <style:style style:name="T7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-0.002in"/>
    </style:style>
    <style:style style:name="T8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-0.0016in"/>
    </style:style>
    <style:style style:name="T9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-0.0043in"/>
    </style:style>
    <style:style style:name="T10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-0.0028in"/>
    </style:style>
    <style:style style:name="T11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-0.0035in"/>
    </style:style>
    <style:style style:name="T12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-0.0071in"/>
    </style:style>
    <style:style style:name="T13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-0.0055in"/>
    </style:style>
    <style:style style:name="T14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-0.0063in"/>
    </style:style>
    <style:style style:name="T15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-0.0047in"/>
    </style:style>
    <style:style style:name="T16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-0.0091in"/>
    </style:style>
    <style:style style:name="T17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-0.0083in"/>
    </style:style>
    <style:style style:name="T18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-0.0075in"/>
    </style:style>
    <style:style style:name="T19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0.028in"/>
    </style:style>
    <style:style style:name="T20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normal"/>
    </style:style>
    <style:style style:name="T21" style:family="text">
      <style:text-properties style:font-name="Times New Roman" fo:font-size="10.5pt" fo:language="en" fo:country="US" style:language-asian="en" style:country-asian="US" style:language-complex="ar" style:country-complex="SA" style:font-name-asian="Times New Roman1" style:font-name-complex="Times New Roman" fo:letter-spacing="-0.0098in"/>
    </style:style>
    <style:style style:name="T22" style:family="text">
      <style:text-properties style:font-name-complex="Times New Roman" fo:letter-spacing="-0.0016in" style:font-name="Times New Roman" fo:font-size="10.5pt" fo:language="en" fo:country="US" style:language-asian="en" style:country-asian="US" style:language-complex="ar" style:country-complex="SA" style:font-name-asian="Times New Roman1"/>
    </style:style>
    <style:style style:name="T23" style:family="text">
      <style:text-properties style:font-name-complex="Times New Roman" style:font-name="Times New Roman" fo:font-size="10.5pt" fo:language="en" fo:country="US" style:language-asian="en" style:country-asian="US" style:language-complex="ar" style:country-complex="SA" style:font-name-asian="Times New Roman1" fo:letter-spacing="-0.0055in"/>
    </style:style>
    <style:style style:name="T24" style:family="text">
      <style:text-properties style:font-name-complex="Times New Roman" style:font-name="Times New Roman" fo:font-size="10.5pt" fo:language="en" fo:country="US" style:language-asian="en" style:country-asian="US" style:language-complex="ar" style:country-complex="SA" style:font-name-asian="Times New Roman1" fo:letter-spacing="-0.0016in"/>
    </style:style>
    <style:style style:name="T25" style:family="text">
      <style:text-properties style:font-name-complex="Times New Roman" style:font-name="Times New Roman" fo:font-size="10.5pt" fo:language="en" fo:country="US" style:language-asian="en" style:country-asian="US" style:language-complex="ar" style:country-complex="SA" style:font-name-asian="Times New Roman1" fo:letter-spacing="-0.0047in"/>
    </style:style>
    <style:style style:name="T26" style:family="text">
      <style:text-properties style:font-name-complex="Times New Roman" style:font-name="Times New Roman" fo:font-size="10.5pt" fo:language="en" fo:country="US" style:language-asian="en" style:country-asian="US" style:language-complex="ar" style:country-complex="SA" style:font-name-asian="Times New Roman1" fo:letter-spacing="-0.0035in"/>
    </style:style>
    <style:style style:name="T27" style:family="text">
      <style:text-properties style:font-name-complex="Times New Roman" style:font-name="Times New Roman" fo:font-size="10.5pt" fo:language="en" fo:country="US" style:language-asian="en" style:country-asian="US" style:language-complex="ar" style:country-complex="SA" style:font-name-asian="Times New Roman1" fo:letter-spacing="-0.0043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/>
            <text:p><text:span text:style-name="T1">Pin </text:span><text:span text:style-name="T2">No.</text:span></text:p>
          </table:table-cell>
          <table:table-cell table:style-name="ce5" office:value-type="string" calcext:value-type="string">
            <text:p/>
            <text:p>Pin Name</text:p>
          </table:table-cell>
          <table:table-cell table:style-name="ce5" office:value-type="string" calcext:value-type="string">
            <text:p/>
            <text:p/>
            <text:p>Type</text:p>
          </table:table-cell>
          <table:table-cell table:style-name="ce8" office:value-type="string" calcext:value-type="string">
            <text:p/>
            <text:p><text:span text:style-name="T3">Main</text:span><text:span text:style-name="T4"> </text:span><text:span text:style-name="T3">function</text:span><text:span text:style-name="T5"> </text:span><text:span text:style-name="T3">(after</text:span><text:span text:style-name="T5"> </text:span><text:span text:style-name="T3">reset)/ alternate and mapping</text:span></text:p>
          </table:table-cell>
          <table:table-cell table:style-name="ce9" office:value-type="string" calcext:value-type="string">
            <text:p/>
            <text:p/>
            <text:p>Description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GND</text:p>
          </table:table-cell>
          <table:table-cell table:style-name="ce10" office:value-type="string" calcext:value-type="string">
            <text:p><text:span text:style-name="T6">Ground</text:span><text:span text:style-name="T7"> </text:span><text:span text:style-name="T8">(EPAD)</text:span>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D+</text:p>
          </table:table-cell>
          <table:table-cell table:style-name="ce6" office:value-type="string" calcext:value-type="string">
            <text:p>USB2.0</text:p>
          </table:table-cell>
          <table:table-cell table:style-name="ce6" office:value-type="string" calcext:value-type="string">
            <text:p>DP</text:p>
          </table:table-cell>
          <table:table-cell table:style-name="ce10" office:value-type="string" calcext:value-type="string">
            <text:p><text:span text:style-name="T6">USB2.0</text:span><text:span text:style-name="T9"> </text:span><text:span text:style-name="T6">signal</text:span><text:span text:style-name="T10"> </text:span><text:span text:style-name="T6">line</text:span><text:span text:style-name="T7"> </text:span><text:span text:style-name="T11">D+</text:span>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D-</text:p>
          </table:table-cell>
          <table:table-cell table:style-name="ce6" office:value-type="string" calcext:value-type="string">
            <text:p>USB2.0</text:p>
          </table:table-cell>
          <table:table-cell table:style-name="ce6" office:value-type="string" calcext:value-type="string">
            <text:p>DN</text:p>
          </table:table-cell>
          <table:table-cell table:style-name="ce10" office:value-type="string" calcext:value-type="string">
            <text:p><text:span text:style-name="T6">USB2.0</text:span><text:span text:style-name="T9"> </text:span><text:span text:style-name="T6">signal</text:span><text:span text:style-name="T10"> </text:span><text:span text:style-name="T6">line</text:span><text:span text:style-name="T7"> </text:span><text:span text:style-name="T11">D-</text:span>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V33USB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V33USB</text:p>
          </table:table-cell>
          <table:table-cell table:style-name="ce10" office:value-type="string" calcext:value-type="string">
            <text:p><text:span text:style-name="T6">3.3V</text:span><text:span text:style-name="T12"> </text:span><text:span text:style-name="T6">power</text:span><text:span text:style-name="T13"> </text:span><text:span text:style-name="T6">input</text:span><text:span text:style-name="T13"> </text:span><text:span text:style-name="T6">of</text:span><text:span text:style-name="T12"> </text:span><text:span text:style-name="T6">USB</text:span><text:span text:style-name="T14"> </text:span><text:span text:style-name="T6">PHY,</text:span><text:span text:style-name="T15"> </text:span><text:span text:style-name="T6">connected</text:span><text:span text:style-name="T12"> </text:span><text:span text:style-name="T6">to</text:span><text:span text:style-name="T15"> </text:span><text:span text:style-name="T6">an external 0.1uF capacitor</text:span>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STXA</text:p>
          </table:table-cell>
          <table:table-cell table:style-name="ce6" office:value-type="string" calcext:value-type="string">
            <text:p>USB3.0</text:p>
          </table:table-cell>
          <table:table-cell table:style-name="ce6" office:value-type="string" calcext:value-type="string">
            <text:p>SSTXA</text:p>
          </table:table-cell>
          <table:table-cell table:style-name="ce10" office:value-type="string" calcext:value-type="string">
            <text:p><text:span text:style-name="T6">USB3.0</text:span><text:span text:style-name="T14"> </text:span><text:span text:style-name="T6">super-speed</text:span><text:span text:style-name="T11"> </text:span><text:span text:style-name="T6">signal</text:span><text:span text:style-name="T15"> </text:span><text:span text:style-name="T6">line</text:span><text:span text:style-name="T14"> </text:span><text:span text:style-name="T11">TXA</text:span>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SSTXB</text:p>
          </table:table-cell>
          <table:table-cell table:style-name="ce6" office:value-type="string" calcext:value-type="string">
            <text:p>USB3.0</text:p>
          </table:table-cell>
          <table:table-cell table:style-name="ce6" office:value-type="string" calcext:value-type="string">
            <text:p>SSTXB</text:p>
          </table:table-cell>
          <table:table-cell table:style-name="ce10" office:value-type="string" calcext:value-type="string">
            <text:p><text:span text:style-name="T6">USB3.0</text:span><text:span text:style-name="T14"> </text:span><text:span text:style-name="T6">super-speed</text:span><text:span text:style-name="T11"> </text:span><text:span text:style-name="T6">signal</text:span><text:span text:style-name="T15"> </text:span><text:span text:style-name="T6">line</text:span><text:span text:style-name="T14"> </text:span><text:span text:style-name="T11">TXB</text:span>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V12USB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V12USB</text:p>
          </table:table-cell>
          <table:table-cell table:style-name="ce10" office:value-type="string" calcext:value-type="string">
            <text:p><text:span text:style-name="T6">1.2V</text:span><text:span text:style-name="T12"> </text:span><text:span text:style-name="T6">power</text:span><text:span text:style-name="T13"> </text:span><text:span text:style-name="T6">input</text:span><text:span text:style-name="T13"> </text:span><text:span text:style-name="T6">of</text:span><text:span text:style-name="T12"> </text:span><text:span text:style-name="T6">USB</text:span><text:span text:style-name="T14"> </text:span><text:span text:style-name="T6">PHY,</text:span><text:span text:style-name="T15"> </text:span><text:span text:style-name="T6">connected</text:span><text:span text:style-name="T12"> </text:span><text:span text:style-name="T6">to</text:span><text:span text:style-name="T15"> </text:span><text:span text:style-name="T6">an external 0.1uF capacitor</text:span>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SRXA</text:p>
          </table:table-cell>
          <table:table-cell table:style-name="ce6" office:value-type="string" calcext:value-type="string">
            <text:p>USB3.0</text:p>
          </table:table-cell>
          <table:table-cell table:style-name="ce6" office:value-type="string" calcext:value-type="string">
            <text:p>SSRXA</text:p>
          </table:table-cell>
          <table:table-cell table:style-name="ce10" office:value-type="string" calcext:value-type="string">
            <text:p><text:span text:style-name="T6">USB3.0</text:span><text:span text:style-name="T14"> </text:span><text:span text:style-name="T6">super-speed</text:span><text:span text:style-name="T11"> </text:span><text:span text:style-name="T6">signal</text:span><text:span text:style-name="T9"> </text:span><text:span text:style-name="T6">line</text:span><text:span text:style-name="T11"> RXA</text:span>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SRXB</text:p>
          </table:table-cell>
          <table:table-cell table:style-name="ce6" office:value-type="string" calcext:value-type="string">
            <text:p>USB3.0</text:p>
          </table:table-cell>
          <table:table-cell table:style-name="ce6" office:value-type="string" calcext:value-type="string">
            <text:p>SSRXB</text:p>
          </table:table-cell>
          <table:table-cell table:style-name="ce10" office:value-type="string" calcext:value-type="string">
            <text:p><text:span text:style-name="T6">USB3.0</text:span><text:span text:style-name="T14"> </text:span><text:span text:style-name="T6">super-speed</text:span><text:span text:style-name="T11"> </text:span><text:span text:style-name="T6">signal</text:span><text:span text:style-name="T9"> </text:span><text:span text:style-name="T6">line</text:span><text:span text:style-name="T11"> RXB</text:span></text:p>
          </table:table-cell>
        </table:table-row>
        <table:table-row table:style-name="ro3">
          <table:table-cell table:style-name="ce2" office:value-type="string" calcext:value-type="string">
            <text:p/>
            <text:p>9</text:p>
          </table:table-cell>
          <table:table-cell table:style-name="ce6" office:value-type="string" calcext:value-type="string">
            <text:p/>
            <text:p>V12CORE</text:p>
          </table:table-cell>
          <table:table-cell table:style-name="ce6" office:value-type="string" calcext:value-type="string">
            <text:p/>
            <text:p>P</text:p>
          </table:table-cell>
          <table:table-cell table:style-name="ce6" office:value-type="string" calcext:value-type="string">
            <text:p/>
            <text:p>V12CORE</text:p>
          </table:table-cell>
          <table:table-cell table:style-name="ce10" office:value-type="string" calcext:value-type="string">
            <text:p><text:span text:style-name="T6">1.2V core voltage input of the system, connected to the</text:span><text:span text:style-name="T7"> </text:span><text:span text:style-name="T6">other</text:span><text:span text:style-name="T14"> </text:span><text:span text:style-name="T6">V12CORE</text:span><text:span text:style-name="T7"> </text:span><text:span text:style-name="T6">pin,</text:span><text:span text:style-name="T9"> </text:span><text:span text:style-name="T6">an</text:span><text:span text:style-name="T9"> </text:span><text:span text:style-name="T6">external</text:span><text:span text:style-name="T10"> </text:span><text:span text:style-name="T6">0.1uF</text:span><text:span text:style-name="T13"> </text:span><text:span text:style-name="T6">capacitor</text:span></text:p>
            <text:p><text:span text:style-name="T6">is</text:span><text:span text:style-name="T8"> required</text:span></text:p>
          </table:table-cell>
        </table:table-row>
        <table:table-row table:style-name="ro3">
          <table:table-cell table:style-name="ce2" office:value-type="string" calcext:value-type="string">
            <text:p/>
            <text:p>10</text:p>
          </table:table-cell>
          <table:table-cell table:style-name="ce6" office:value-type="string" calcext:value-type="string">
            <text:p/>
            <text:p>PA19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A19</text:p>
            <text:p>/HRCLK</text:p>
          </table:table-cell>
          <table:table-cell table:style-name="ce10" office:value-type="string" calcext:value-type="string">
            <text:p><text:span text:style-name="T6">PA19: General purpose bidirectional digital I/O pin HRCLK:</text:span><text:span text:style-name="T15"> </text:span><text:span text:style-name="T6">Receive</text:span><text:span text:style-name="T9"> </text:span><text:span text:style-name="T6">sampling</text:span><text:span text:style-name="T9"> </text:span><text:span text:style-name="T6">clock</text:span><text:span text:style-name="T9"> </text:span><text:span text:style-name="T6">input</text:span><text:span text:style-name="T15"> </text:span><text:span text:style-name="T6">of</text:span><text:span text:style-name="T15"> </text:span><text:span text:style-name="T6">high-speed</text:span></text:p>
            <text:p><text:span text:style-name="T6">parallel</text:span><text:span text:style-name="T13"> </text:span><text:span text:style-name="T8">interface</text:span></text:p>
          </table:table-cell>
        </table:table-row>
        <table:table-row table:style-name="ro3">
          <table:table-cell table:style-name="ce2" office:value-type="string" calcext:value-type="string">
            <text:p/>
            <text:p>11</text:p>
          </table:table-cell>
          <table:table-cell table:style-name="ce6" office:value-type="string" calcext:value-type="string">
            <text:p/>
            <text:p>PA18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A18</text:p>
            <text:p>/HRACT</text:p>
          </table:table-cell>
          <table:table-cell table:style-name="ce10" office:value-type="string" calcext:value-type="string">
            <text:p><text:span text:style-name="T6">PA18: General purpose bidirectional digital I/O pin HRACT:</text:span><text:span text:style-name="T16"> </text:span><text:span text:style-name="T6">Transmit</text:span><text:span text:style-name="T14"> </text:span><text:span text:style-name="T6">request</text:span><text:span text:style-name="T14"> </text:span><text:span text:style-name="T6">signal</text:span><text:span text:style-name="T14"> </text:span><text:span text:style-name="T6">input</text:span><text:span text:style-name="T14"> </text:span><text:span text:style-name="T6">of</text:span><text:span text:style-name="T14"> </text:span><text:span text:style-name="T6">high-speed</text:span></text:p>
            <text:p><text:span text:style-name="T6">parallel</text:span><text:span text:style-name="T13"> </text:span><text:span text:style-name="T8">interface</text:span></text:p>
          </table:table-cell>
        </table:table-row>
        <table:table-row table:style-name="ro1">
          <table:table-cell table:style-name="ce2" office:value-type="string" calcext:value-type="string">
            <text:p/>
            <text:p>12</text:p>
          </table:table-cell>
          <table:table-cell table:style-name="ce6" office:value-type="string" calcext:value-type="string">
            <text:p/>
            <text:p>PA8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/>
            <text:p>PA8</text:p>
            <text:p>/TXD1/BRD#</text:p>
          </table:table-cell>
          <table:table-cell table:style-name="ce10" office:value-type="string" calcext:value-type="string">
            <text:p><text:span text:style-name="T6">PA8: General purpose bidirectional digital I/O pin TXD1: TXD pin output of UART1 peripheral BRD#:</text:span><text:span text:style-name="T13"> </text:span><text:span text:style-name="T6">Read</text:span><text:span text:style-name="T15"> </text:span><text:span text:style-name="T6">control</text:span><text:span text:style-name="T11"> </text:span><text:span text:style-name="T6">signal</text:span><text:span text:style-name="T11"> </text:span><text:span text:style-name="T6">output</text:span><text:span text:style-name="T11"> </text:span><text:span text:style-name="T6">of</text:span><text:span text:style-name="T11"> </text:span><text:span text:style-name="T6">active</text:span><text:span text:style-name="T10"> </text:span><text:span text:style-name="T6">parallel</text:span></text:p>
            <text:p><text:span text:style-name="T6">interface,</text:span><text:span text:style-name="T14"> </text:span><text:span text:style-name="T6">active</text:span><text:span text:style-name="T9"> </text:span><text:span text:style-name="T11">low</text:span></text:p>
          </table:table-cell>
        </table:table-row>
        <table:table-row table:style-name="ro3">
          <table:table-cell table:style-name="ce2" office:value-type="string" calcext:value-type="string">
            <text:p/>
            <text:p>13</text:p>
          </table:table-cell>
          <table:table-cell table:style-name="ce6" office:value-type="string" calcext:value-type="string">
            <text:p/>
            <text:p>PA7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A7</text:p>
            <text:p>/BD7/RXD1</text:p>
          </table:table-cell>
          <table:table-cell table:style-name="ce10" office:value-type="string" calcext:value-type="string">
            <text:p><text:span text:style-name="T6">PA78:</text:span><text:span text:style-name="T14"> </text:span><text:span text:style-name="T6">General</text:span><text:span text:style-name="T14"> </text:span><text:span text:style-name="T6">purpose</text:span><text:span text:style-name="T13"> </text:span><text:span text:style-name="T6">bidirectional</text:span><text:span text:style-name="T14"> </text:span><text:span text:style-name="T6">digital</text:span><text:span text:style-name="T14"> </text:span><text:span text:style-name="T6">I/O</text:span><text:span text:style-name="T15"> </text:span><text:span text:style-name="T11">pin</text:span></text:p>
            <text:p><text:span text:style-name="T6">BD7: Data line 7 of active parallel interface RXD1:</text:span><text:span text:style-name="T12"> </text:span><text:span text:style-name="T6">RXD</text:span><text:span text:style-name="T9"> </text:span><text:span text:style-name="T6">pin</text:span><text:span text:style-name="T15"> </text:span><text:span text:style-name="T6">input</text:span><text:span text:style-name="T15"> </text:span><text:span text:style-name="T6">of</text:span><text:span text:style-name="T14"> </text:span><text:span text:style-name="T6">UART1</text:span><text:span text:style-name="T14"> </text:span><text:span text:style-name="T6">peripheral</text:span></text:p>
          </table:table-cell>
        </table:table-row>
        <table:table-row table:style-name="ro4">
          <table:table-cell table:style-name="ce2" office:value-type="string" calcext:value-type="string">
            <text:p/>
            <text:p/>
            <text:p/>
            <text:p>14</text:p>
          </table:table-cell>
          <table:table-cell table:style-name="ce6" office:value-type="string" calcext:value-type="string">
            <text:p/>
            <text:p/>
            <text:p/>
            <text:p>PA6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>PA6</text:p>
            <text:p>/TXD0_/BD6/HRVLD</text:p>
          </table:table-cell>
          <table:table-cell table:style-name="ce10" office:value-type="string" calcext:value-type="string">
            <text:p><text:span text:style-name="T6">PA6:</text:span><text:span text:style-name="T17"> </text:span><text:span text:style-name="T6">General</text:span><text:span text:style-name="T14"> </text:span><text:span text:style-name="T6">purpose</text:span><text:span text:style-name="T18"> </text:span><text:span text:style-name="T6">bidirectional</text:span><text:span text:style-name="T14"> </text:span><text:span text:style-name="T6">digital</text:span><text:span text:style-name="T13"> </text:span><text:span text:style-name="T6">I/O</text:span><text:span text:style-name="T13"> </text:span><text:span text:style-name="T6">pin TXD0_: TXD function pin mapping of UART0 </text:span><text:span text:style-name="T8">peripheral</text:span></text:p>
            <text:p><text:span text:style-name="T6">BD6: Data line 6 of active parallel interface</text:span><text:span text:style-name="T19"> </text:span><text:span text:style-name="T6">HRVLD:</text:span><text:span text:style-name="T13"> </text:span><text:span text:style-name="T6">Data</text:span><text:span text:style-name="T15"> </text:span><text:span text:style-name="T6">transmit</text:span><text:span text:style-name="T13"> </text:span><text:span text:style-name="T6">status</text:span><text:span text:style-name="T13"> </text:span><text:span text:style-name="T6">pin</text:span><text:span text:style-name="T15"> </text:span><text:span text:style-name="T6">input</text:span><text:span text:style-name="T13"> </text:span><text:span text:style-name="T6">of</text:span><text:span text:style-name="T13"> </text:span><text:span text:style-name="T6">high-speed</text:span></text:p>
            <text:p><text:span text:style-name="T6">parallel</text:span><text:span text:style-name="T13"> </text:span><text:span text:style-name="T8">interface</text:span></text:p>
          </table:table-cell>
        </table:table-row>
        <table:table-row table:style-name="ro1">
          <table:table-cell table:style-name="ce2" office:value-type="string" calcext:value-type="string">
            <text:p/>
            <text:p/>
            <text:p>15</text:p>
          </table:table-cell>
          <table:table-cell table:style-name="ce6" office:value-type="string" calcext:value-type="string">
            <text:p/>
            <text:p/>
            <text:p>PA5</text:p>
          </table:table-cell>
          <table:table-cell table:style-name="ce6" office:value-type="string" calcext:value-type="string">
            <text:p/>
            <text:p/>
            <text:p>I/O</text:p>
          </table:table-cell>
          <table:table-cell table:style-name="ce6" office:value-type="string" calcext:value-type="string">
            <text:p/>
            <text:p>PA5</text:p>
            <text:p>/HD0/BD5/RXD0_</text:p>
          </table:table-cell>
          <table:table-cell table:style-name="ce10" office:value-type="string" calcext:value-type="string">
            <text:p><text:span text:style-name="T6">PA5:</text:span><text:span text:style-name="T17"> </text:span><text:span text:style-name="T6">General</text:span><text:span text:style-name="T14"> </text:span><text:span text:style-name="T6">purpose</text:span><text:span text:style-name="T18"> </text:span><text:span text:style-name="T6">bidirectional</text:span><text:span text:style-name="T14"> </text:span><text:span text:style-name="T6">digital</text:span><text:span text:style-name="T13"> </text:span><text:span text:style-name="T6">I/O</text:span><text:span text:style-name="T13"> </text:span><text:span text:style-name="T6">pin HD0: High-speed parallel interface data line 0 BD5: Data line 5 of active parallel interface RXD0_: RXD function pin mapping of UART0</text:span></text:p>
            <text:p>peripheral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VDDI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VDDIO</text:p>
          </table:table-cell>
          <table:table-cell table:style-name="ce10" office:value-type="string" calcext:value-type="string">
            <text:p><text:span text:style-name="T6">3.3V</text:span><text:span text:style-name="T13"> </text:span><text:span text:style-name="T6">or</text:span><text:span text:style-name="T15"> </text:span><text:span text:style-name="T6">2.5V</text:span><text:span text:style-name="T13"> </text:span><text:span text:style-name="T6">input</text:span><text:span text:style-name="T9"> </text:span><text:span text:style-name="T6">of</text:span><text:span text:style-name="T9"> </text:span><text:span text:style-name="T6">I/O</text:span><text:span text:style-name="T10"> </text:span><text:span text:style-name="T6">power,</text:span><text:span text:style-name="T11"> </text:span><text:span text:style-name="T6">connected</text:span><text:span text:style-name="T11"> </text:span><text:span text:style-name="T6">to</text:span><text:span text:style-name="T11"> </text:span><text:span text:style-name="T6">an external 0.1uF capacitor</text:span></text:p>
          </table:table-cell>
        </table:table-row>
        <table:table-row table:style-name="ro4">
          <table:table-cell table:style-name="ce2" office:value-type="string" calcext:value-type="string">
            <text:p/>
            <text:p/>
            <text:p/>
            <text:p>17</text:p>
          </table:table-cell>
          <table:table-cell table:style-name="ce6" office:value-type="string" calcext:value-type="string">
            <text:p/>
            <text:p/>
            <text:p/>
            <text:p>PA4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>PA4</text:p>
            <text:p>/HD1/TMR2/PWM1/BD4</text:p>
          </table:table-cell>
          <table:table-cell table:style-name="ce10" office:value-type="string" calcext:value-type="string">
            <text:p><text:span text:style-name="T6">PA4: General purpose bidirectional digital I/O pin HD1: Data line 1 of high-speed parallel interface TMR2:</text:span><text:span text:style-name="T11"> </text:span><text:span text:style-name="T6">Input</text:span><text:span text:style-name="T11"> </text:span><text:span text:style-name="T6">capture</text:span><text:span text:style-name="T10"> </text:span><text:span text:style-name="T6">and</text:span><text:span text:style-name="T15"> </text:span><text:span text:style-name="T6">PWM</text:span><text:span text:style-name="T11"> </text:span><text:span text:style-name="T6">output</text:span><text:span text:style-name="T11"> </text:span><text:span text:style-name="T6">pin</text:span><text:span text:style-name="T15"> </text:span><text:span text:style-name="T6">of</text:span><text:span text:style-name="T11"> </text:span><text:span text:style-name="T6">timer2 </text:span><text:span text:style-name="T8">peripheral</text:span></text:p>
            <text:p><text:span text:style-name="T6">PWM1:</text:span><text:span text:style-name="T9"> </text:span><text:span text:style-name="T6">PWMX</text:span><text:span text:style-name="T20"> </text:span><text:span text:style-name="T6">peripheral</text:span><text:span text:style-name="T7"> </text:span><text:span text:style-name="T6">channel</text:span><text:span text:style-name="T7"> </text:span><text:span text:style-name="T6">1</text:span><text:span text:style-name="T8"> output</text:span></text:p>
            <text:p><text:span text:style-name="T6">BD4:</text:span><text:span text:style-name="T10"> </text:span><text:span text:style-name="T6">Data</text:span><text:span text:style-name="T7"> </text:span><text:span text:style-name="T6">line</text:span><text:span text:style-name="T9"> </text:span><text:span text:style-name="T6">4</text:span><text:span text:style-name="T8"> </text:span><text:span text:style-name="T6">of</text:span><text:span text:style-name="T10"> </text:span><text:span text:style-name="T6">active</text:span><text:span text:style-name="T7"> </text:span><text:span text:style-name="T6">parallel</text:span><text:span text:style-name="T7"> </text:span><text:span text:style-name="T8">interface</text:span></text:p>
          </table:table-cell>
        </table:table-row>
        <table:table-row table:style-name="ro5">
          <table:table-cell table:style-name="ce2" office:value-type="string" calcext:value-type="string">
            <text:p/>
            <text:p>18</text:p>
          </table:table-cell>
          <table:table-cell table:style-name="ce6" office:value-type="string" calcext:value-type="string">
            <text:p/>
            <text:p>PA23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A23</text:p>
            <text:p>/HTRDY</text:p>
          </table:table-cell>
          <table:table-cell table:style-name="ce10" office:value-type="string" calcext:value-type="string">
            <text:p><text:span text:style-name="T6">PA23:</text:span><text:span text:style-name="T12"> </text:span><text:span text:style-name="T6">General</text:span><text:span text:style-name="T12"> </text:span><text:span text:style-name="T6">purpose</text:span><text:span text:style-name="T14"> </text:span><text:span text:style-name="T6">bidirectional</text:span><text:span text:style-name="T12"> </text:span><text:span text:style-name="T6">digital</text:span><text:span text:style-name="T12"> </text:span><text:span text:style-name="T6">I/O</text:span><text:span text:style-name="T13"> </text:span><text:span text:style-name="T6">pin HTRDY: Detection receive status pin input of</text:span></text:p>
            <text:p><text:span text:style-name="T6">high-speed</text:span><text:span text:style-name="T15"> </text:span><text:span text:style-name="T6">parallel</text:span><text:span text:style-name="T9"> </text:span><text:span text:style-name="T8">interface  </text:span></text:p>
            <text:p><text:span text:style-name="T8">RXD2:</text:span><text:span text:style-name="T13"> </text:span><text:span text:style-name="T8">RXD</text:span><text:span text:style-name="T10"> </text:span><text:span text:style-name="T8">pin</text:span><text:span text:style-name="T10"> </text:span><text:span text:style-name="T8">input</text:span><text:span text:style-name="T11"> </text:span><text:span text:style-name="T8">of</text:span><text:span text:style-name="T15"> </text:span><text:span text:style-name="T8">UART2</text:span><text:span text:style-name="T15"> </text:span><text:span text:style-name="T8">peripheral</text:span></text:p>
          </table:table-cell>
        </table:table-row>
        <table:table-row table:style-name="ro1">
          <table:table-cell table:style-name="ce2" office:value-type="string" calcext:value-type="string">
            <text:p/>
            <text:p>19</text:p>
          </table:table-cell>
          <table:table-cell table:style-name="ce6" office:value-type="string" calcext:value-type="string">
            <text:p/>
            <text:p>PA3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/>
            <text:p>PA3</text:p>
            <text:p>/HD3/TXD2/BD3</text:p>
          </table:table-cell>
          <table:table-cell table:style-name="ce10" office:value-type="string" calcext:value-type="string">
            <text:p><text:span text:style-name="T6">PA3:</text:span><text:span text:style-name="T17"> </text:span><text:span text:style-name="T6">General</text:span><text:span text:style-name="T14"> </text:span><text:span text:style-name="T6">purpose</text:span><text:span text:style-name="T18"> </text:span><text:span text:style-name="T6">bidirectional</text:span><text:span text:style-name="T14"> </text:span><text:span text:style-name="T6">digital</text:span><text:span text:style-name="T13"> </text:span><text:span text:style-name="T6">I/O</text:span><text:span text:style-name="T13"> </text:span><text:span text:style-name="T6">pin HD3: Data line 3 of high-speed parallel interface TXD2: TXD pin output of UART2 peripheral BD3: Data line 3 of active parallel interface</text:span></text:p>
          </table:table-cell>
        </table:table-row>
        <table:table-row table:style-name="ro1">
          <table:table-cell table:style-name="ce2" office:value-type="string" calcext:value-type="string">
            <text:p/>
            <text:p>20</text:p>
          </table:table-cell>
          <table:table-cell table:style-name="ce6" office:value-type="string" calcext:value-type="string">
            <text:p/>
            <text:p>PA2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/>
            <text:p>PA2</text:p>
            <text:p>/MD7/HD4/BD2/RXD2</text:p>
          </table:table-cell>
          <table:table-cell table:style-name="ce10" office:value-type="string" calcext:value-type="string">
            <text:p><text:span text:style-name="T6">PA2:</text:span><text:span text:style-name="T17"> </text:span><text:span text:style-name="T6">General</text:span><text:span text:style-name="T14"> </text:span><text:span text:style-name="T6">purpose</text:span><text:span text:style-name="T18"> </text:span><text:span text:style-name="T6">bidirectional</text:span><text:span text:style-name="T14"> </text:span><text:span text:style-name="T6">digital</text:span><text:span text:style-name="T13"> </text:span><text:span text:style-name="T6">I/O</text:span><text:span text:style-name="T13"> </text:span><text:span text:style-name="T6">pin MD7: EMMC peripheral data line 7</text:span></text:p>
            <text:p><text:span text:style-name="T6">HD4:</text:span><text:span text:style-name="T11"> </text:span><text:span text:style-name="T6">Data</text:span><text:span text:style-name="T7"> </text:span><text:span text:style-name="T6">line</text:span><text:span text:style-name="T10"> </text:span><text:span text:style-name="T6">4</text:span><text:span text:style-name="T7"> </text:span><text:span text:style-name="T6">of</text:span><text:span text:style-name="T11"> </text:span><text:span text:style-name="T6">high-speed</text:span><text:span text:style-name="T7"> </text:span><text:span text:style-name="T6">parallel</text:span><text:span text:style-name="T10"> </text:span><text:span text:style-name="T8">interface</text:span></text:p>
            <text:p><text:span text:style-name="T6">BD2:</text:span><text:span text:style-name="T10"> </text:span><text:span text:style-name="T6">Data</text:span><text:span text:style-name="T7"> </text:span><text:span text:style-name="T6">line</text:span><text:span text:style-name="T9"> </text:span><text:span text:style-name="T6">2</text:span><text:span text:style-name="T8"> </text:span><text:span text:style-name="T6">of</text:span><text:span text:style-name="T10"> </text:span><text:span text:style-name="T6">active</text:span><text:span text:style-name="T7"> </text:span><text:span text:style-name="T6">parallel</text:span><text:span text:style-name="T7"> </text:span><text:span text:style-name="T8">interface</text:span></text:p>
          </table:table-cell>
        </table:table-row>
        <table:table-row table:style-name="ro1">
          <table:table-cell table:style-name="ce3" office:value-type="string" calcext:value-type="string">
            <text:p/>
            <text:p>21</text:p>
          </table:table-cell>
          <table:table-cell table:style-name="ce6" office:value-type="string" calcext:value-type="string">
            <text:p/>
            <text:p>PA1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/>
            <text:p>PA1</text:p>
            <text:p>/MD6/HD5/BD1</text:p>
          </table:table-cell>
          <table:table-cell table:style-name="ce10" office:value-type="string" calcext:value-type="string">
            <text:p><text:span text:style-name="T6">PA1:</text:span><text:span text:style-name="T17"> </text:span><text:span text:style-name="T6">General</text:span><text:span text:style-name="T14"> </text:span><text:span text:style-name="T6">purpose</text:span><text:span text:style-name="T18"> </text:span><text:span text:style-name="T6">bidirectional</text:span><text:span text:style-name="T14"> </text:span><text:span text:style-name="T6">digital</text:span><text:span text:style-name="T13"> </text:span><text:span text:style-name="T6">I/O</text:span><text:span text:style-name="T13"> </text:span><text:span text:style-name="T6">pin MD6: EMMC peripheral data line 6</text:span></text:p>
            <text:p><text:span text:style-name="T6">HD5:</text:span><text:span text:style-name="T11"> </text:span><text:span text:style-name="T6">Data</text:span><text:span text:style-name="T7"> </text:span><text:span text:style-name="T6">line</text:span><text:span text:style-name="T10"> </text:span><text:span text:style-name="T6">5</text:span><text:span text:style-name="T7"> </text:span><text:span text:style-name="T6">of</text:span><text:span text:style-name="T11"> </text:span><text:span text:style-name="T6">high-speed</text:span><text:span text:style-name="T7"> </text:span><text:span text:style-name="T6">parallel</text:span><text:span text:style-name="T10"> </text:span><text:span text:style-name="T8">interface</text:span></text:p>
            <text:p><text:span text:style-name="T6">BD1:</text:span><text:span text:style-name="T10"> </text:span><text:span text:style-name="T6">Data</text:span><text:span text:style-name="T7"> </text:span><text:span text:style-name="T6">line</text:span><text:span text:style-name="T9"> </text:span><text:span text:style-name="T6">1</text:span><text:span text:style-name="T8"> </text:span><text:span text:style-name="T6">of</text:span><text:span text:style-name="T10"> </text:span><text:span text:style-name="T6">active</text:span><text:span text:style-name="T7"> </text:span><text:span text:style-name="T6">parallel</text:span><text:span text:style-name="T7"> </text:span><text:span text:style-name="T8">interface</text:span></text:p>
          </table:table-cell>
        </table:table-row>
        <table:table-row table:style-name="ro1">
          <table:table-cell table:style-name="ce2" office:value-type="string" calcext:value-type="string">
            <text:p/>
            <text:p>22</text:p>
          </table:table-cell>
          <table:table-cell table:style-name="ce6" office:value-type="string" calcext:value-type="string">
            <text:p/>
            <text:p>PA0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/>
            <text:p>PA0</text:p>
            <text:p>/MD5/HD6/BD0</text:p>
          </table:table-cell>
          <table:table-cell table:style-name="ce10" office:value-type="string" calcext:value-type="string">
            <text:p><text:span text:style-name="T6">PA0:</text:span><text:span text:style-name="T17"> </text:span><text:span text:style-name="T6">General</text:span><text:span text:style-name="T14"> </text:span><text:span text:style-name="T6">purpose</text:span><text:span text:style-name="T18"> </text:span><text:span text:style-name="T6">bidirectional</text:span><text:span text:style-name="T14"> </text:span><text:span text:style-name="T6">digital</text:span><text:span text:style-name="T13"> </text:span><text:span text:style-name="T6">I/O</text:span><text:span text:style-name="T13"> </text:span><text:span text:style-name="T6">pin MD5: EMMC peripheral data line 5</text:span></text:p>
            <text:p><text:span text:style-name="T6">HD6:</text:span><text:span text:style-name="T11"> </text:span><text:span text:style-name="T6">Data</text:span><text:span text:style-name="T7"> </text:span><text:span text:style-name="T6">line</text:span><text:span text:style-name="T10"> </text:span><text:span text:style-name="T6">6</text:span><text:span text:style-name="T7"> </text:span><text:span text:style-name="T6">of</text:span><text:span text:style-name="T11"> </text:span><text:span text:style-name="T6">high-speed</text:span><text:span text:style-name="T7"> </text:span><text:span text:style-name="T6">parallel</text:span><text:span text:style-name="T10"> </text:span><text:span text:style-name="T8">interface</text:span></text:p>
            <text:p><text:span text:style-name="T6">BD0:</text:span><text:span text:style-name="T10"> </text:span><text:span text:style-name="T6">Data</text:span><text:span text:style-name="T7"> </text:span><text:span text:style-name="T6">line</text:span><text:span text:style-name="T9"> </text:span><text:span text:style-name="T6">0</text:span><text:span text:style-name="T8"> </text:span><text:span text:style-name="T6">of</text:span><text:span text:style-name="T10"> </text:span><text:span text:style-name="T6">active</text:span><text:span text:style-name="T7"> </text:span><text:span text:style-name="T6">parallel</text:span><text:span text:style-name="T7"> </text:span><text:span text:style-name="T8">interface</text:span></text:p>
          </table:table-cell>
        </table:table-row>
        <table:table-row table:style-name="ro3">
          <table:table-cell table:style-name="ce2" office:value-type="string" calcext:value-type="string">
            <text:p/>
            <text:p>23</text:p>
          </table:table-cell>
          <table:table-cell table:style-name="ce6" office:value-type="string" calcext:value-type="string">
            <text:p/>
            <text:p>PB21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B21</text:p>
            <text:p>/MD4/HD7</text:p>
          </table:table-cell>
          <table:table-cell table:style-name="ce10" office:value-type="string" calcext:value-type="string">
            <text:p><text:span text:style-name="T6">PB21:</text:span><text:span text:style-name="T13"> </text:span><text:span text:style-name="T6">General</text:span><text:span text:style-name="T9"> </text:span><text:span text:style-name="T6">purpose</text:span><text:span text:style-name="T13"> </text:span><text:span text:style-name="T6">bidirectional</text:span><text:span text:style-name="T9"> </text:span><text:span text:style-name="T6">digital</text:span><text:span text:style-name="T9"> </text:span><text:span text:style-name="T6">I/O</text:span><text:span text:style-name="T10"> </text:span><text:span text:style-name="T6">pin MD4: EMMC peripheral data line 5</text:span></text:p>
            <text:p><text:span text:style-name="T6">HD7:</text:span><text:span text:style-name="T11"> </text:span><text:span text:style-name="T6">Data</text:span><text:span text:style-name="T7"> </text:span><text:span text:style-name="T6">line</text:span><text:span text:style-name="T10"> </text:span><text:span text:style-name="T6">7</text:span><text:span text:style-name="T7"> </text:span><text:span text:style-name="T6">of</text:span><text:span text:style-name="T11"> </text:span><text:span text:style-name="T6">high-speed</text:span><text:span text:style-name="T7"> </text:span><text:span text:style-name="T6">parallel</text:span><text:span text:style-name="T10"> </text:span><text:span text:style-name="T8">interface</text:span></text:p>
          </table:table-cell>
        </table:table-row>
        <table:table-row table:style-name="ro3">
          <table:table-cell table:style-name="ce2" office:value-type="string" calcext:value-type="string">
            <text:p/>
            <text:p>24</text:p>
          </table:table-cell>
          <table:table-cell table:style-name="ce6" office:value-type="string" calcext:value-type="string">
            <text:p/>
            <text:p>PB20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B20</text:p>
            <text:p>/MD3/HD8</text:p>
          </table:table-cell>
          <table:table-cell table:style-name="ce10" office:value-type="string" calcext:value-type="string">
            <text:p><text:span text:style-name="T6">PB20:</text:span><text:span text:style-name="T13"> </text:span><text:span text:style-name="T6">General</text:span><text:span text:style-name="T9"> </text:span><text:span text:style-name="T6">purpose</text:span><text:span text:style-name="T13"> </text:span><text:span text:style-name="T6">bidirectional</text:span><text:span text:style-name="T9"> </text:span><text:span text:style-name="T6">digital</text:span><text:span text:style-name="T9"> </text:span><text:span text:style-name="T6">I/O</text:span><text:span text:style-name="T10"> </text:span><text:span text:style-name="T6">pin MD3: EMMC peripheral data line 3</text:span></text:p>
            <text:p><text:span text:style-name="T6">HD8:</text:span><text:span text:style-name="T11"> </text:span><text:span text:style-name="T6">Data</text:span><text:span text:style-name="T7"> </text:span><text:span text:style-name="T6">line</text:span><text:span text:style-name="T10"> </text:span><text:span text:style-name="T6">8</text:span><text:span text:style-name="T7"> </text:span><text:span text:style-name="T6">of</text:span><text:span text:style-name="T11"> </text:span><text:span text:style-name="T6">high-speed</text:span><text:span text:style-name="T7"> </text:span><text:span text:style-name="T6">parallel</text:span><text:span text:style-name="T10"> </text:span><text:span text:style-name="T8">interface</text:span></text:p>
          </table:table-cell>
        </table:table-row>
        <table:table-row table:style-name="ro3">
          <table:table-cell table:style-name="ce2" office:value-type="string" calcext:value-type="string">
            <text:p/>
            <text:p>25</text:p>
          </table:table-cell>
          <table:table-cell table:style-name="ce6" office:value-type="string" calcext:value-type="string">
            <text:p/>
            <text:p>PB19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B19</text:p>
            <text:p>/MD2/HD9</text:p>
          </table:table-cell>
          <table:table-cell table:style-name="ce10" office:value-type="string" calcext:value-type="string">
            <text:p><text:span text:style-name="T6">PB19:</text:span><text:span text:style-name="T13"> </text:span><text:span text:style-name="T6">General</text:span><text:span text:style-name="T9"> </text:span><text:span text:style-name="T6">purpose</text:span><text:span text:style-name="T13"> </text:span><text:span text:style-name="T6">bidirectional</text:span><text:span text:style-name="T9"> </text:span><text:span text:style-name="T6">digital</text:span><text:span text:style-name="T9"> </text:span><text:span text:style-name="T6">I/O</text:span><text:span text:style-name="T10"> </text:span><text:span text:style-name="T6">pin MD2: EMMC peripheral data line 2</text:span></text:p>
            <text:p><text:span text:style-name="T6">HD9:</text:span><text:span text:style-name="T11"> </text:span><text:span text:style-name="T6">Data</text:span><text:span text:style-name="T7"> </text:span><text:span text:style-name="T6">line</text:span><text:span text:style-name="T10"> </text:span><text:span text:style-name="T6">9</text:span><text:span text:style-name="T7"> </text:span><text:span text:style-name="T6">of</text:span><text:span text:style-name="T11"> </text:span><text:span text:style-name="T6">high-speed</text:span><text:span text:style-name="T7"> </text:span><text:span text:style-name="T6">parallel</text:span><text:span text:style-name="T10"> </text:span><text:span text:style-name="T8">interface</text:span></text:p>
          </table:table-cell>
        </table:table-row>
        <table:table-row table:style-name="ro3">
          <table:table-cell table:style-name="ce2" office:value-type="string" calcext:value-type="string">
            <text:p/>
            <text:p>26</text:p>
          </table:table-cell>
          <table:table-cell table:style-name="ce6" office:value-type="string" calcext:value-type="string">
            <text:p/>
            <text:p>PB18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B18</text:p>
            <text:p>/MD1/HD10</text:p>
          </table:table-cell>
          <table:table-cell table:style-name="ce10" office:value-type="string" calcext:value-type="string">
            <text:p><text:span text:style-name="T6">PB18:</text:span><text:span text:style-name="T13"> </text:span><text:span text:style-name="T6">General</text:span><text:span text:style-name="T9"> </text:span><text:span text:style-name="T6">purpose</text:span><text:span text:style-name="T13"> </text:span><text:span text:style-name="T6">bidirectional</text:span><text:span text:style-name="T9"> </text:span><text:span text:style-name="T6">digital</text:span><text:span text:style-name="T9"> </text:span><text:span text:style-name="T6">I/O</text:span><text:span text:style-name="T10"> </text:span><text:span text:style-name="T6">pin MD1: EMMC peripheral data line 1</text:span></text:p>
            <text:p><text:span text:style-name="T6">HD10:</text:span><text:span text:style-name="T15"> </text:span><text:span text:style-name="T6">Data</text:span><text:span text:style-name="T7"> </text:span><text:span text:style-name="T6">line</text:span><text:span text:style-name="T8"> </text:span><text:span text:style-name="T6">10</text:span><text:span text:style-name="T9"> </text:span><text:span text:style-name="T6">of</text:span><text:span text:style-name="T7"> </text:span><text:span text:style-name="T6">high-speed</text:span><text:span text:style-name="T7"> </text:span><text:span text:style-name="T6">parallel</text:span><text:span text:style-name="T7"> </text:span><text:span text:style-name="T8">interface</text:span></text:p>
          </table:table-cell>
        </table:table-row>
        <table:table-row table:style-name="ro3">
          <table:table-cell table:style-name="ce2" office:value-type="string" calcext:value-type="string">
            <text:p/>
            <text:p>27</text:p>
          </table:table-cell>
          <table:table-cell table:style-name="ce6" office:value-type="string" calcext:value-type="string">
            <text:p/>
            <text:p>PB17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B17</text:p>
            <text:p>/MD0/HD11</text:p>
          </table:table-cell>
          <table:table-cell table:style-name="ce10" office:value-type="string" calcext:value-type="string">
            <text:p><text:span text:style-name="T6">PB17:</text:span><text:span text:style-name="T13"> </text:span><text:span text:style-name="T6">General</text:span><text:span text:style-name="T9"> </text:span><text:span text:style-name="T6">purpose</text:span><text:span text:style-name="T13"> </text:span><text:span text:style-name="T6">bidirectional</text:span><text:span text:style-name="T9"> </text:span><text:span text:style-name="T6">digital</text:span><text:span text:style-name="T9"> </text:span><text:span text:style-name="T6">I/O</text:span><text:span text:style-name="T10"> </text:span><text:span text:style-name="T6">pin MD0: EMMC peripheral data line 0</text:span></text:p>
            <text:p><text:span text:style-name="T6">HD11:</text:span><text:span text:style-name="T14"> </text:span><text:span text:style-name="T6">Data</text:span><text:span text:style-name="T9"> </text:span><text:span text:style-name="T6">line</text:span><text:span text:style-name="T11"> </text:span><text:span text:style-name="T6">11</text:span><text:span text:style-name="T9"> </text:span><text:span text:style-name="T6">of</text:span><text:span text:style-name="T9"> </text:span><text:span text:style-name="T6">high-speed</text:span><text:span text:style-name="T11"> </text:span><text:span text:style-name="T6">parallel</text:span><text:span text:style-name="T9"> </text:span><text:span text:style-name="T8">interface</text:span>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PA17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PA17</text:p>
            <text:p>/HD12</text:p>
          </table:table-cell>
          <table:table-cell table:style-name="ce10" office:value-type="string" calcext:value-type="string">
            <text:p><text:span text:style-name="T6">PA17:</text:span><text:span text:style-name="T13"> </text:span><text:span text:style-name="T6">General</text:span><text:span text:style-name="T13"> </text:span><text:span text:style-name="T6">purpose</text:span><text:span text:style-name="T15"> </text:span><text:span text:style-name="T6">bidirectional</text:span><text:span text:style-name="T13"> </text:span><text:span text:style-name="T6">digital</text:span><text:span text:style-name="T13"> </text:span><text:span text:style-name="T6">I/O</text:span><text:span text:style-name="T9"> </text:span><text:span text:style-name="T6">pin HD12:</text:span><text:span text:style-name="T15"> </text:span><text:span text:style-name="T6">Data</text:span><text:span text:style-name="T7"> </text:span><text:span text:style-name="T6">line</text:span><text:span text:style-name="T8"> </text:span><text:span text:style-name="T6">12</text:span><text:span text:style-name="T9"> </text:span><text:span text:style-name="T6">of</text:span><text:span text:style-name="T7"> </text:span><text:span text:style-name="T6">high-speed</text:span><text:span text:style-name="T7"> </text:span><text:span text:style-name="T6">parallel</text:span><text:span text:style-name="T7"> </text:span><text:span text:style-name="T8">interface</text:span></text:p>
          </table:table-cell>
        </table:table-row>
        <table:table-row table:style-name="ro3">
          <table:table-cell table:style-name="ce2" office:value-type="string" calcext:value-type="string">
            <text:p/>
            <text:p>29</text:p>
          </table:table-cell>
          <table:table-cell table:style-name="ce6" office:value-type="string" calcext:value-type="string">
            <text:p/>
            <text:p>PB16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B16</text:p>
            <text:p>/MCMD/HD13</text:p>
          </table:table-cell>
          <table:table-cell table:style-name="ce10" office:value-type="string" calcext:value-type="string">
            <text:p><text:span text:style-name="T6">PB16:</text:span><text:span text:style-name="T13"> </text:span><text:span text:style-name="T6">General</text:span><text:span text:style-name="T11"> </text:span><text:span text:style-name="T6">purpose</text:span><text:span text:style-name="T15"> </text:span><text:span text:style-name="T6">bidirectional</text:span><text:span text:style-name="T11"> </text:span><text:span text:style-name="T6">digital</text:span><text:span text:style-name="T11"> </text:span><text:span text:style-name="T6">I/O</text:span><text:span text:style-name="T7"> </text:span><text:span text:style-name="T11">pin</text:span></text:p>
            <text:p><text:span text:style-name="T6">MCMD:</text:span><text:span text:style-name="T9"> </text:span><text:span text:style-name="T6">Command</text:span><text:span text:style-name="T11"> </text:span><text:span text:style-name="T6">signal</text:span><text:span text:style-name="T9"> </text:span><text:span text:style-name="T6">line</text:span><text:span text:style-name="T11"> </text:span><text:span text:style-name="T6">of</text:span><text:span text:style-name="T9"> </text:span><text:span text:style-name="T6">EMMC</text:span><text:span text:style-name="T15"> </text:span><text:span text:style-name="T6">peripheral HD13: Data line 13 of high-speed parallel interface</text:span></text:p>
          </table:table-cell>
        </table:table-row>
        <table:table-row table:style-name="ro6">
          <table:table-cell table:style-name="ce2" office:value-type="string" calcext:value-type="string">
            <text:p/>
            <text:p/>
            <text:p/>
            <text:p>30</text:p>
          </table:table-cell>
          <table:table-cell table:style-name="ce6" office:value-type="string" calcext:value-type="string">
            <text:p/>
            <text:p/>
            <text:p/>
            <text:p>PB15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>PB15</text:p>
            <text:p>/RST#/HD14/TMR1/PWM0</text:p>
          </table:table-cell>
          <table:table-cell table:style-name="ce10" office:value-type="string" calcext:value-type="string">
            <text:p><text:span text:style-name="T6">PB15:</text:span><text:span text:style-name="T13"> </text:span><text:span text:style-name="T6">General</text:span><text:span text:style-name="T9"> </text:span><text:span text:style-name="T6">purpose</text:span><text:span text:style-name="T13"> </text:span><text:span text:style-name="T6">bidirectional</text:span><text:span text:style-name="T9"> </text:span><text:span text:style-name="T6">digital</text:span><text:span text:style-name="T9"> </text:span><text:span text:style-name="T6">I/O</text:span><text:span text:style-name="T10"> </text:span><text:span text:style-name="T6">pin RST#: External reset input pin, active low</text:span></text:p>
            <text:p><text:span text:style-name="T6">HD14: Data line 14 of high-speed parallel interface TMR1:</text:span><text:span text:style-name="T11"> </text:span><text:span text:style-name="T6">Input</text:span><text:span text:style-name="T11"> </text:span><text:span text:style-name="T6">capture</text:span><text:span text:style-name="T10"> </text:span><text:span text:style-name="T6">and</text:span><text:span text:style-name="T15"> </text:span><text:span text:style-name="T6">PWM</text:span><text:span text:style-name="T11"> </text:span><text:span text:style-name="T6">output</text:span><text:span text:style-name="T11"> </text:span><text:span text:style-name="T6">pin</text:span><text:span text:style-name="T15"> </text:span><text:span text:style-name="T6">of</text:span><text:span text:style-name="T11"> </text:span><text:span text:style-name="T6">timer1 </text:span><text:span text:style-name="T8">peripheral</text:span></text:p>
            <text:p><text:span text:style-name="T6">PWM0:</text:span><text:span text:style-name="T9"> </text:span><text:span text:style-name="T6">PWMX</text:span><text:span text:style-name="T20"> </text:span><text:span text:style-name="T6">peripheral</text:span><text:span text:style-name="T7"> </text:span><text:span text:style-name="T6">channel</text:span><text:span text:style-name="T7"> </text:span><text:span text:style-name="T6">0</text:span><text:span text:style-name="T8"> output</text:span></text:p>
            <text:p><text:span text:style-name="T8">BA0:</text:span><text:span text:style-name="T21"> </text:span><text:span text:style-name="T8">Address</text:span><text:span text:style-name="T9"> </text:span><text:span text:style-name="T8">line</text:span><text:span text:style-name="T7"> </text:span><text:span text:style-name="T8">0</text:span><text:span text:style-name="T10"> </text:span><text:span text:style-name="T8">of</text:span><text:span text:style-name="T10"> </text:span><text:span text:style-name="T8">active</text:span><text:span text:style-name="T7"> </text:span><text:span text:style-name="T8">parallel</text:span><text:span text:style-name="T10"> </text:span><text:span text:style-name="T8">interface</text:span></text:p>
          </table:table-cell>
        </table:table-row>
        <table:table-row table:style-name="ro7">
          <table:table-cell table:style-name="ce2" office:value-type="string" calcext:value-type="string">
            <text:p/>
            <text:p/>
            <text:p/>
            <text:p>31</text:p>
          </table:table-cell>
          <table:table-cell table:style-name="ce6" office:value-type="string" calcext:value-type="string">
            <text:p/>
            <text:p/>
            <text:p/>
            <text:p>PB14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>PB14</text:p>
            <text:p>/MSDCK/HD15/MISO1</text:p>
            <text:p>/BA14</text:p>
          </table:table-cell>
          <table:table-cell table:style-name="ce10" office:value-type="string" calcext:value-type="string">
            <text:p><text:span text:style-name="T6">PB14:</text:span><text:span text:style-name="T13"> </text:span><text:span text:style-name="T6">General</text:span><text:span text:style-name="T9"> </text:span><text:span text:style-name="T6">purpose</text:span><text:span text:style-name="T13"> </text:span><text:span text:style-name="T6">bidirectional</text:span><text:span text:style-name="T9"> </text:span><text:span text:style-name="T6">digital</text:span><text:span text:style-name="T9"> </text:span><text:span text:style-name="T6">I/O</text:span><text:span text:style-name="T10"> </text:span><text:span text:style-name="T6">pin MCMD: Clock signal line output of EMMC </text:span><text:span text:style-name="T8">peripheral</text:span></text:p>
            <text:p><text:span text:style-name="T6">HD15: Data line 15 of high-speed parallel interface MISO1:</text:span><text:span text:style-name="T9"> </text:span><text:span text:style-name="T6">Host</text:span><text:span text:style-name="T9"> </text:span><text:span text:style-name="T6">input</text:span><text:span text:style-name="T9"> </text:span><text:span text:style-name="T6">slave</text:span><text:span text:style-name="T11"> </text:span><text:span text:style-name="T6">output</text:span><text:span text:style-name="T9"> </text:span><text:span text:style-name="T6">pin</text:span><text:span text:style-name="T11"> </text:span><text:span text:style-name="T6">(MOSI)</text:span><text:span text:style-name="T9"> </text:span><text:span text:style-name="T6">of</text:span><text:span text:style-name="T9"> </text:span><text:span text:style-name="T6">SPI1 </text:span><text:span text:style-name="T8">peripheral</text:span></text:p>
            <text:p><text:span text:style-name="T6">BA14:</text:span><text:span text:style-name="T21"> </text:span><text:span text:style-name="T6">Address</text:span><text:span text:style-name="T15"> </text:span><text:span text:style-name="T6">line</text:span><text:span text:style-name="T7"> </text:span><text:span text:style-name="T6">14</text:span><text:span text:style-name="T15"> </text:span><text:span text:style-name="T6">of</text:span><text:span text:style-name="T10"> </text:span><text:span text:style-name="T6">active</text:span><text:span text:style-name="T10"> </text:span><text:span text:style-name="T6">parallel</text:span><text:span text:style-name="T10"> </text:span><text:span text:style-name="T8">interface</text:span></text:p>
          </table:table-cell>
        </table:table-row>
        <table:table-row table:style-name="ro4">
          <table:table-cell table:style-name="ce2" office:value-type="string" calcext:value-type="string">
            <text:p/>
            <text:p/>
            <text:p>32</text:p>
          </table:table-cell>
          <table:table-cell table:style-name="ce6" office:value-type="string" calcext:value-type="string">
            <text:p/>
            <text:p/>
            <text:p>PB0</text:p>
          </table:table-cell>
          <table:table-cell table:style-name="ce6" office:value-type="string" calcext:value-type="string">
            <text:p/>
            <text:p/>
            <text:p>I/O</text:p>
          </table:table-cell>
          <table:table-cell table:style-name="ce6" office:value-type="string" calcext:value-type="string">
            <text:p/>
            <text:p>PB0</text:p>
            <text:p>/EMDIO/HD16/TMR1_</text:p>
            <text:p>/BA0</text:p>
          </table:table-cell>
          <table:table-cell table:style-name="ce10" office:value-type="string" calcext:value-type="string">
            <text:p><text:span text:style-name="T6">PB0: General purpose bidirectional digital I/O pin EMDIO: Ethernet controller SMI interface data pin HD16: Data line 16 of high-speed parallel interface TMR1_:</text:span><text:span text:style-name="T11"> </text:span><text:span text:style-name="T6">Input</text:span><text:span text:style-name="T11"> </text:span><text:span text:style-name="T6">capture</text:span><text:span text:style-name="T10"> </text:span><text:span text:style-name="T6">and</text:span><text:span text:style-name="T14"> </text:span><text:span text:style-name="T6">PWM</text:span><text:span text:style-name="T11"> </text:span><text:span text:style-name="T6">output</text:span><text:span text:style-name="T11"> </text:span><text:span text:style-name="T6">pin</text:span><text:span text:style-name="T15"> </text:span><text:span text:style-name="T6">mapping of timer1 peripheral</text:span></text:p>
          </table:table-cell>
        </table:table-row>
        <table:table-row table:style-name="ro4">
          <table:table-cell table:style-name="ce3" office:value-type="string" calcext:value-type="string">
            <text:p/>
            <text:p/>
            <text:p/>
            <text:p>33</text:p>
          </table:table-cell>
          <table:table-cell table:style-name="ce6" office:value-type="string" calcext:value-type="string">
            <text:p/>
            <text:p/>
            <text:p/>
            <text:p>PB1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>PB1</text:p>
            <text:p>/EMDCK/HD17/PWM2/BA1</text:p>
          </table:table-cell>
          <table:table-cell table:style-name="ce10" office:value-type="string" calcext:value-type="string">
            <text:p><text:span text:style-name="T6">PB1:</text:span><text:span text:style-name="T14"> </text:span><text:span text:style-name="T6">General</text:span><text:span text:style-name="T9"> </text:span><text:span text:style-name="T6">purpose</text:span><text:span text:style-name="T13"> </text:span><text:span text:style-name="T6">bidirectional</text:span><text:span text:style-name="T9"> </text:span><text:span text:style-name="T6">digital</text:span><text:span text:style-name="T10"> </text:span><text:span text:style-name="T6">I/O</text:span><text:span text:style-name="T10"> </text:span><text:span text:style-name="T6">pin EMDIO: Ethernet controller SMI interface clock output pin</text:span></text:p>
            <text:p><text:span text:style-name="T6">HD17:</text:span><text:span text:style-name="T13"> </text:span><text:span text:style-name="T6">Data</text:span><text:span text:style-name="T10"> </text:span><text:span text:style-name="T6">line</text:span><text:span text:style-name="T10"> </text:span><text:span text:style-name="T6">17</text:span><text:span text:style-name="T15"> </text:span><text:span text:style-name="T6">of</text:span><text:span text:style-name="T11"> </text:span><text:span text:style-name="T6">high-speed</text:span><text:span text:style-name="T10"> </text:span><text:span text:style-name="T6">parallel</text:span><text:span text:style-name="T11"> </text:span><text:span text:style-name="T6">interface PWM2: PWMX peripheral channel 2 output</text:span></text:p>
            <text:p><text:span text:style-name="T6">BA1:</text:span><text:span text:style-name="T21"> </text:span><text:span text:style-name="T6">Address</text:span><text:span text:style-name="T9"> </text:span><text:span text:style-name="T6">line</text:span><text:span text:style-name="T7"> </text:span><text:span text:style-name="T6">1</text:span><text:span text:style-name="T10"> </text:span><text:span text:style-name="T6">of</text:span><text:span text:style-name="T10"> </text:span><text:span text:style-name="T6">active</text:span><text:span text:style-name="T7"> </text:span><text:span text:style-name="T6">parallel</text:span><text:span text:style-name="T10"> </text:span><text:span text:style-name="T8">interface</text:span></text:p>
          </table:table-cell>
        </table:table-row>
        <table:table-row table:style-name="ro4">
          <table:table-cell table:style-name="ce2" office:value-type="string" calcext:value-type="string">
            <text:p/>
            <text:p/>
            <text:p/>
            <text:p>34</text:p>
          </table:table-cell>
          <table:table-cell table:style-name="ce6" office:value-type="string" calcext:value-type="string">
            <text:p/>
            <text:p/>
            <text:p/>
            <text:p>PB2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>PB2</text:p>
            <text:p>/ETXD3/HD18/PWM3/BA2</text:p>
          </table:table-cell>
          <table:table-cell table:style-name="ce10" office:value-type="string" calcext:value-type="string">
            <text:p><text:span text:style-name="T6">PB2: General purpose bidirectional digital I/O pin EMDIO:</text:span><text:span text:style-name="T15"> </text:span><text:span text:style-name="T6">Ethernet</text:span><text:span text:style-name="T15"> </text:span><text:span text:style-name="T6">controller</text:span><text:span text:style-name="T14"> </text:span><text:span text:style-name="T6">MII</text:span><text:span text:style-name="T14"> </text:span><text:span text:style-name="T6">interface</text:span><text:span text:style-name="T9"> </text:span><text:span text:style-name="T6">transmit data line 3</text:span></text:p>
            <text:p><text:span text:style-name="T6">HD18:</text:span><text:span text:style-name="T13"> </text:span><text:span text:style-name="T6">Data</text:span><text:span text:style-name="T10"> </text:span><text:span text:style-name="T6">line</text:span><text:span text:style-name="T10"> </text:span><text:span text:style-name="T6">18</text:span><text:span text:style-name="T15"> </text:span><text:span text:style-name="T6">of</text:span><text:span text:style-name="T11"> </text:span><text:span text:style-name="T6">high-speed</text:span><text:span text:style-name="T10"> </text:span><text:span text:style-name="T6">parallel</text:span><text:span text:style-name="T11"> </text:span><text:span text:style-name="T6">interface PWM3: PWMX peripheral channel 3 output</text:span></text:p>
            <text:p><text:span text:style-name="T6">BA2:</text:span><text:span text:style-name="T21"> </text:span><text:span text:style-name="T6">Address</text:span><text:span text:style-name="T9"> </text:span><text:span text:style-name="T6">line</text:span><text:span text:style-name="T7"> </text:span><text:span text:style-name="T6">2</text:span><text:span text:style-name="T10"> </text:span><text:span text:style-name="T6">of</text:span><text:span text:style-name="T10"> </text:span><text:span text:style-name="T6">active</text:span><text:span text:style-name="T7"> </text:span><text:span text:style-name="T6">parallel</text:span><text:span text:style-name="T10"> </text:span><text:span text:style-name="T8">interface</text:span></text:p>
          </table:table-cell>
        </table:table-row>
        <table:table-row table:style-name="ro3">
          <table:table-cell table:style-name="ce2" office:value-type="string" calcext:value-type="string">
            <text:p/>
            <text:p>35</text:p>
          </table:table-cell>
          <table:table-cell table:style-name="ce6" office:value-type="string" calcext:value-type="string">
            <text:p/>
            <text:p>PA20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A20</text:p>
            <text:p>/EMCO/HD19</text:p>
          </table:table-cell>
          <table:table-cell table:style-name="ce10" office:value-type="string" calcext:value-type="string">
            <text:p><text:span text:style-name="T6">PA20:</text:span><text:span text:style-name="T12"> </text:span><text:span text:style-name="T6">General</text:span><text:span text:style-name="T12"> </text:span><text:span text:style-name="T6">purpose</text:span><text:span text:style-name="T14"> </text:span><text:span text:style-name="T6">bidirectional</text:span><text:span text:style-name="T12"> </text:span><text:span text:style-name="T6">digital</text:span><text:span text:style-name="T12"> </text:span><text:span text:style-name="T6">I/O</text:span><text:span text:style-name="T13"> </text:span><text:span text:style-name="T6">pin EMCO: Ethernet controller clock output pin</text:span></text:p>
            <text:p><text:span text:style-name="T6">HD19:</text:span><text:span text:style-name="T15"> </text:span><text:span text:style-name="T6">Data</text:span><text:span text:style-name="T7"> </text:span><text:span text:style-name="T6">line</text:span><text:span text:style-name="T8"> </text:span><text:span text:style-name="T6">19</text:span><text:span text:style-name="T9"> </text:span><text:span text:style-name="T6">of</text:span><text:span text:style-name="T7"> </text:span><text:span text:style-name="T6">high-speed</text:span><text:span text:style-name="T7"> </text:span><text:span text:style-name="T6">parallel</text:span><text:span text:style-name="T7"> </text:span><text:span text:style-name="T8">interface</text:span></text:p>
          </table:table-cell>
        </table:table-row>
        <table:table-row table:style-name="ro8">
          <table:table-cell table:style-name="ce2" office:value-type="string" calcext:value-type="string">
            <text:p/>
            <text:p/>
            <text:p/>
            <text:p/>
            <text:p>36</text:p>
          </table:table-cell>
          <table:table-cell table:style-name="ce6" office:value-type="string" calcext:value-type="string">
            <text:p/>
            <text:p/>
            <text:p/>
            <text:p/>
            <text:p>PB3</text:p>
          </table:table-cell>
          <table:table-cell table:style-name="ce6" office:value-type="string" calcext:value-type="string">
            <text:p/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/>
            <text:p>PB3</text:p>
            <text:p>/ETXD2/HD20/TMR2_</text:p>
            <text:p>/BA3/RXD3</text:p>
          </table:table-cell>
          <table:table-cell table:style-name="ce10" office:value-type="string" calcext:value-type="string">
            <text:p><text:span text:style-name="T6">PB31:</text:span><text:span text:style-name="T13"> </text:span><text:span text:style-name="T6">General</text:span><text:span text:style-name="T9"> </text:span><text:span text:style-name="T6">purpose</text:span><text:span text:style-name="T13"> </text:span><text:span text:style-name="T6">bidirectional</text:span><text:span text:style-name="T9"> </text:span><text:span text:style-name="T6">digital</text:span><text:span text:style-name="T9"> </text:span><text:span text:style-name="T6">I/O</text:span><text:span text:style-name="T10"> </text:span><text:span text:style-name="T6">pin ETXD2: Ethernet controller MII interface transmit data line 2</text:span></text:p>
            <text:p><text:span text:style-name="T6">HD20: Data line 20 of high-speed parallel interface TMR2_:</text:span><text:span text:style-name="T11"> </text:span><text:span text:style-name="T6">Input</text:span><text:span text:style-name="T11"> </text:span><text:span text:style-name="T6">capture</text:span><text:span text:style-name="T10"> </text:span><text:span text:style-name="T6">and</text:span><text:span text:style-name="T14"> </text:span><text:span text:style-name="T6">PWM</text:span><text:span text:style-name="T11"> </text:span><text:span text:style-name="T6">output</text:span><text:span text:style-name="T11"> </text:span><text:span text:style-name="T6">pin</text:span><text:span text:style-name="T15"> </text:span><text:span text:style-name="T6">mapping of timer2 peripheral</text:span></text:p>
            <text:p><text:span text:style-name="T6">BA3:</text:span><text:span text:style-name="T21"> </text:span><text:span text:style-name="T6">Address</text:span><text:span text:style-name="T9"> </text:span><text:span text:style-name="T6">line</text:span><text:span text:style-name="T7"> </text:span><text:span text:style-name="T6">3</text:span><text:span text:style-name="T10"> </text:span><text:span text:style-name="T6">of</text:span><text:span text:style-name="T10"> </text:span><text:span text:style-name="T6">active</text:span><text:span text:style-name="T7"> </text:span><text:span text:style-name="T6">parallel</text:span><text:span text:style-name="T10"> </text:span><text:span text:style-name="T8">interface</text:span></text:p>
            <text:p><text:span text:style-name="T6">RXD3:</text:span><text:span text:style-name="T13"> </text:span><text:span text:style-name="T6">RXD</text:span><text:span text:style-name="T10"> </text:span><text:span text:style-name="T6">pin</text:span><text:span text:style-name="T10"> </text:span><text:span text:style-name="T6">input</text:span><text:span text:style-name="T11"> </text:span><text:span text:style-name="T6">of</text:span><text:span text:style-name="T15"> </text:span><text:span text:style-name="T6">UART3</text:span><text:span text:style-name="T15"> </text:span><text:span text:style-name="T8">peripheral</text:span></text:p>
          </table:table-cell>
        </table:table-row>
        <table:table-row table:style-name="ro4">
          <table:table-cell table:style-name="ce2" office:value-type="string" calcext:value-type="string">
            <text:p/>
            <text:p/>
            <text:p/>
            <text:p>37</text:p>
          </table:table-cell>
          <table:table-cell table:style-name="ce6" office:value-type="string" calcext:value-type="string">
            <text:p/>
            <text:p/>
            <text:p/>
            <text:p>PB4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>PB4</text:p>
            <text:p>/ETXD1/HD21/TXD3</text:p>
            <text:p>/BA4</text:p>
          </table:table-cell>
          <table:table-cell table:style-name="ce11" office:value-type="string" calcext:value-type="string">
            <text:p><text:span text:style-name="T6">PB4:</text:span><text:span text:style-name="T20"> </text:span><text:span text:style-name="T6">General purpose bidirectional digital I/O pin ETXD1:</text:span><text:span text:style-name="T15"> </text:span><text:span text:style-name="T6">Ethernet</text:span><text:span text:style-name="T15"> </text:span><text:span text:style-name="T6">controller</text:span><text:span text:style-name="T15"> </text:span><text:span text:style-name="T6">MII</text:span><text:span text:style-name="T14"> </text:span><text:span text:style-name="T6">interface</text:span><text:span text:style-name="T15"> </text:span><text:span text:style-name="T6">transmit data line 1</text:span></text:p>
            <text:p><text:span text:style-name="T6">HD21:</text:span><text:span text:style-name="T13"> </text:span><text:span text:style-name="T6">Data</text:span><text:span text:style-name="T10"> </text:span><text:span text:style-name="T6">line</text:span><text:span text:style-name="T10"> </text:span><text:span text:style-name="T6">21</text:span><text:span text:style-name="T15"> </text:span><text:span text:style-name="T6">of</text:span><text:span text:style-name="T11"> </text:span><text:span text:style-name="T6">high-speed</text:span><text:span text:style-name="T10"> </text:span><text:span text:style-name="T6">parallel</text:span><text:span text:style-name="T11"> </text:span><text:span text:style-name="T6">interface TXD3: TXD pin output of UART3 peripheral</text:span></text:p>
            <text:p><text:span text:style-name="T6">BA4:</text:span><text:span text:style-name="T21"> </text:span><text:span text:style-name="T6">Address</text:span><text:span text:style-name="T9"> </text:span><text:span text:style-name="T6">line</text:span><text:span text:style-name="T7"> </text:span><text:span text:style-name="T6">4</text:span><text:span text:style-name="T10"> </text:span><text:span text:style-name="T6">of</text:span><text:span text:style-name="T10"> </text:span><text:span text:style-name="T6">active</text:span><text:span text:style-name="T7"> </text:span><text:span text:style-name="T6">parallel</text:span><text:span text:style-name="T10"> </text:span><text:span text:style-name="T8">interface</text:span></text:p>
          </table:table-cell>
        </table:table-row>
        <table:table-row table:style-name="ro4">
          <table:table-cell table:style-name="ce2" office:value-type="string" calcext:value-type="string">
            <text:p/>
            <text:p/>
            <text:p/>
            <text:p>38</text:p>
          </table:table-cell>
          <table:table-cell table:style-name="ce6" office:value-type="string" calcext:value-type="string">
            <text:p/>
            <text:p/>
            <text:p/>
            <text:p>PB5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>PB5</text:p>
            <text:p>/ETXD0/HD22/BA5</text:p>
            <text:p>/RXD0</text:p>
          </table:table-cell>
          <table:table-cell table:style-name="ce10" office:value-type="string" calcext:value-type="string">
            <text:p><text:span text:style-name="T6">PB5: General purpose bidirectional digital I/O pin EMDIO:</text:span><text:span text:style-name="T15"> </text:span><text:span text:style-name="T6">Ethernet</text:span><text:span text:style-name="T15"> </text:span><text:span text:style-name="T6">controller</text:span><text:span text:style-name="T14"> </text:span><text:span text:style-name="T6">MII</text:span><text:span text:style-name="T14"> </text:span><text:span text:style-name="T6">interface</text:span><text:span text:style-name="T9"> </text:span><text:span text:style-name="T6">transmit data line 0</text:span></text:p>
            <text:p><text:span text:style-name="T6">HD22:</text:span><text:span text:style-name="T13"> </text:span><text:span text:style-name="T6">Data</text:span><text:span text:style-name="T10"> </text:span><text:span text:style-name="T6">line</text:span><text:span text:style-name="T10"> </text:span><text:span text:style-name="T6">22</text:span><text:span text:style-name="T15"> </text:span><text:span text:style-name="T6">of</text:span><text:span text:style-name="T11"> </text:span><text:span text:style-name="T6">high-speed</text:span><text:span text:style-name="T10"> </text:span><text:span text:style-name="T6">parallel</text:span><text:span text:style-name="T11"> </text:span><text:span text:style-name="T6">interface BA5: Address line 5 of active parallel interface</text:span></text:p>
            <text:p><text:span text:style-name="T6">RXD0:</text:span><text:span text:style-name="T13"> </text:span><text:span text:style-name="T6">RXD</text:span><text:span text:style-name="T10"> </text:span><text:span text:style-name="T6">pin</text:span><text:span text:style-name="T10"> </text:span><text:span text:style-name="T6">input</text:span><text:span text:style-name="T11"> </text:span><text:span text:style-name="T6">of</text:span><text:span text:style-name="T15"> </text:span><text:span text:style-name="T6">UART0</text:span><text:span text:style-name="T15"> </text:span><text:span text:style-name="T8">peripheral</text:span></text:p>
          </table:table-cell>
        </table:table-row>
        <table:table-row table:style-name="ro8">
          <table:table-cell table:style-name="ce2" office:value-type="string" calcext:value-type="string">
            <text:p/>
            <text:p/>
            <text:p/>
            <text:p>39</text:p>
          </table:table-cell>
          <table:table-cell table:style-name="ce6" office:value-type="string" calcext:value-type="string">
            <text:p/>
            <text:p/>
            <text:p/>
            <text:p>PB6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>PB6</text:p>
            <text:p>/ETXEN/HD23/TXD0/BA6</text:p>
          </table:table-cell>
          <table:table-cell table:style-name="ce10" office:value-type="string" calcext:value-type="string">
            <text:p><text:span text:style-name="T6">PB6: General purpose bidirectional digital I/O pin ETXEN:</text:span><text:span text:style-name="T12"> </text:span><text:span text:style-name="T6">Ethernet</text:span><text:span text:style-name="T15"> </text:span><text:span text:style-name="T6">controller</text:span><text:span text:style-name="T14"> </text:span><text:span text:style-name="T6">MII</text:span><text:span text:style-name="T14"> </text:span><text:span text:style-name="T6">interface</text:span><text:span text:style-name="T9"> </text:span><text:span text:style-name="T6">transmit data effective pin output</text:span></text:p>
            <text:p><text:span text:style-name="T6">HD23:</text:span><text:span text:style-name="T13"> </text:span><text:span text:style-name="T6">Data</text:span><text:span text:style-name="T10"> </text:span><text:span text:style-name="T6">line</text:span><text:span text:style-name="T10"> </text:span><text:span text:style-name="T6">23</text:span><text:span text:style-name="T15"> </text:span><text:span text:style-name="T6">of</text:span><text:span text:style-name="T11"> </text:span><text:span text:style-name="T6">high-speed</text:span><text:span text:style-name="T10"> </text:span><text:span text:style-name="T6">parallel</text:span><text:span text:style-name="T11"> </text:span><text:span text:style-name="T6">interface TXD0: TXD pin output of UART0 peripheral</text:span></text:p>
            <text:p><text:span text:style-name="T6">BA6:</text:span><text:span text:style-name="T21"> </text:span><text:span text:style-name="T6">Address</text:span><text:span text:style-name="T9"> </text:span><text:span text:style-name="T6">line</text:span><text:span text:style-name="T7"> </text:span><text:span text:style-name="T6">6</text:span><text:span text:style-name="T10"> </text:span><text:span text:style-name="T6">of</text:span><text:span text:style-name="T10"> </text:span><text:span text:style-name="T6">active</text:span><text:span text:style-name="T7"> </text:span><text:span text:style-name="T6">parallel</text:span><text:span text:style-name="T10"> </text:span><text:span text:style-name="T8">interface</text:span></text:p>
            <text:p><text:span text:style-name="T8">HD25:</text:span><text:span text:style-name="T13"> </text:span><text:span text:style-name="T8">Data</text:span><text:span text:style-name="T10"> </text:span><text:span text:style-name="T8">line</text:span><text:span text:style-name="T10"> </text:span><text:span text:style-name="T8">25</text:span><text:span text:style-name="T15"> </text:span><text:span text:style-name="T8">of</text:span><text:span text:style-name="T11"> </text:span><text:span text:style-name="T8">high-speed</text:span><text:span text:style-name="T10"> </text:span><text:span text:style-name="T8">parallel</text:span><text:span text:style-name="T11"> </text:span><text:span text:style-name="T8">interface BA7: Address line 7 of active parallel interface</text:span></text:p>
            <text:p><text:span text:style-name="T22">DSR:</text:span><text:span text:style-name="T23"> </text:span><text:span text:style-name="T24">DSR</text:span><text:span text:style-name="T25"> </text:span><text:span text:style-name="T24">pin</text:span><text:span text:style-name="T26"> </text:span><text:span text:style-name="T24">of</text:span><text:span text:style-name="T25"> </text:span><text:span text:style-name="T24">UART0</text:span><text:span text:style-name="T23"> </text:span><text:span text:style-name="T24">peripheral</text:span><text:span text:style-name="T27"> </text:span><text:span text:style-name="T24">MODEM</text:span><text:span text:style-name="T26"> </text:span><text:span text:style-name="T24">signal</text:span></text:p>
            <text:p><text:span text:style-name="T8"/></text:p>
          </table:table-cell>
        </table:table-row>
        <table:table-row table:style-name="ro3">
          <table:table-cell table:style-name="ce2" office:value-type="string" calcext:value-type="string">
            <text:p/>
            <text:p>40</text:p>
          </table:table-cell>
          <table:table-cell table:style-name="ce6" office:value-type="string" calcext:value-type="string">
            <text:p/>
            <text:p>PA16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A16</text:p>
            <text:p>/HD24/ETCKI</text:p>
          </table:table-cell>
          <table:table-cell table:style-name="ce11" office:value-type="string" calcext:value-type="string">
            <text:p><text:span text:style-name="T6">PA16: General purpose bidirectional digital I/O pin HD24: Data line 24 of high-speed parallel interface ETCKI:</text:span><text:span text:style-name="T11"> </text:span><text:span text:style-name="T6">125M</text:span><text:span text:style-name="T10"> </text:span><text:span text:style-name="T6">clock</text:span><text:span text:style-name="T7"> </text:span><text:span text:style-name="T6">input</text:span><text:span text:style-name="T10"> </text:span><text:span text:style-name="T6">pin</text:span><text:span text:style-name="T7"> </text:span><text:span text:style-name="T6">of</text:span><text:span text:style-name="T10"> </text:span><text:span text:style-name="T6">Ethernet</text:span><text:span text:style-name="T10"> </text:span><text:span text:style-name="T8">controller</text:span></text:p>
          </table:table-cell>
        </table:table-row>
        <table:table-row table:style-name="ro1">
          <table:table-cell table:style-name="ce2" office:value-type="string" calcext:value-type="string">
            <text:p/>
            <text:p>41</text:p>
          </table:table-cell>
          <table:table-cell table:style-name="ce6" office:value-type="string" calcext:value-type="string">
            <text:p/>
            <text:p>PB7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B7</text:p>
            <text:p>/ETXC/HD25/BA7</text:p>
            <text:p>/DSR</text:p>
          </table:table-cell>
          <table:table-cell table:style-name="ce10" office:value-type="string" calcext:value-type="string">
            <text:p><text:span text:style-name="T6">PB7:</text:span><text:span text:style-name="T14"> </text:span><text:span text:style-name="T6">General</text:span><text:span text:style-name="T9"> </text:span><text:span text:style-name="T6">purpose</text:span><text:span text:style-name="T13"> </text:span><text:span text:style-name="T6">bidirectional</text:span><text:span text:style-name="T9"> </text:span><text:span text:style-name="T6">digital</text:span><text:span text:style-name="T10"> </text:span><text:span text:style-name="T6">I/O</text:span><text:span text:style-name="T10"> </text:span><text:span text:style-name="T6">pin ETXC: Ethernet controller MII interface transmit clock pin output</text:span></text:p>
          </table:table-cell>
        </table:table-row>
        <table:table-row table:style-name="ro3">
          <table:table-cell table:style-name="ce3"/>
          <table:table-cell table:style-name="ce7" table:number-columns-repeated="3"/>
          <table:table-cell table:style-name="ce10" office:value-type="string" calcext:value-type="string">
            <text:p><text:span text:style-name="T6">HD25:</text:span><text:span text:style-name="T13"> </text:span><text:span text:style-name="T6">Data</text:span><text:span text:style-name="T10"> </text:span><text:span text:style-name="T6">line</text:span><text:span text:style-name="T10"> </text:span><text:span text:style-name="T6">25</text:span><text:span text:style-name="T15"> </text:span><text:span text:style-name="T6">of</text:span><text:span text:style-name="T11"> </text:span><text:span text:style-name="T6">high-speed</text:span><text:span text:style-name="T10"> </text:span><text:span text:style-name="T6">parallel</text:span><text:span text:style-name="T11"> </text:span><text:span text:style-name="T6">interface BA7: Address line 7 of active parallel interface</text:span></text:p>
            <text:p><text:span text:style-name="T6">DSR:</text:span><text:span text:style-name="T13"> </text:span><text:span text:style-name="T6">DSR</text:span><text:span text:style-name="T15"> </text:span><text:span text:style-name="T6">pin</text:span><text:span text:style-name="T11"> </text:span><text:span text:style-name="T6">of</text:span><text:span text:style-name="T15"> </text:span><text:span text:style-name="T6">UART0</text:span><text:span text:style-name="T13"> </text:span><text:span text:style-name="T6">peripheral</text:span><text:span text:style-name="T9"> </text:span><text:span text:style-name="T6">MODEM</text:span><text:span text:style-name="T11"> </text:span><text:span text:style-name="T8">signal</text:span></text:p>
          </table:table-cell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VDDI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VDDIO</text:p>
          </table:table-cell>
          <table:table-cell table:style-name="ce10" office:value-type="string" calcext:value-type="string">
            <text:p><text:span text:style-name="T6">3.3V</text:span><text:span text:style-name="T13"> </text:span><text:span text:style-name="T6">or</text:span><text:span text:style-name="T15"> </text:span><text:span text:style-name="T6">2.5V</text:span><text:span text:style-name="T13"> </text:span><text:span text:style-name="T6">input</text:span><text:span text:style-name="T9"> </text:span><text:span text:style-name="T6">of</text:span><text:span text:style-name="T9"> </text:span><text:span text:style-name="T6">I/O</text:span><text:span text:style-name="T10"> </text:span><text:span text:style-name="T6">power,</text:span><text:span text:style-name="T11"> </text:span><text:span text:style-name="T6">connected</text:span><text:span text:style-name="T11"> </text:span><text:span text:style-name="T6">to</text:span><text:span text:style-name="T11"> </text:span><text:span text:style-name="T6">an external 0.1uF capacitor</text:span></text:p>
          </table:table-cell>
        </table:table-row>
        <table:table-row table:style-name="ro4">
          <table:table-cell table:style-name="ce2" office:value-type="string" calcext:value-type="string">
            <text:p/>
            <text:p/>
            <text:p/>
            <text:p>43</text:p>
          </table:table-cell>
          <table:table-cell table:style-name="ce6" office:value-type="string" calcext:value-type="string">
            <text:p/>
            <text:p/>
            <text:p/>
            <text:p>PB8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>PB8</text:p>
            <text:p>/HD26/BA8/ERXC/RI</text:p>
          </table:table-cell>
          <table:table-cell table:style-name="ce10" office:value-type="string" calcext:value-type="string">
            <text:p><text:span text:style-name="T6">PB8: General purpose bidirectional digital I/O pin HD26:</text:span><text:span text:style-name="T13"> </text:span><text:span text:style-name="T6">Data</text:span><text:span text:style-name="T10"> </text:span><text:span text:style-name="T6">line</text:span><text:span text:style-name="T10"> </text:span><text:span text:style-name="T6">26</text:span><text:span text:style-name="T15"> </text:span><text:span text:style-name="T6">of</text:span><text:span text:style-name="T11"> </text:span><text:span text:style-name="T6">high-speed</text:span><text:span text:style-name="T10"> </text:span><text:span text:style-name="T6">parallel</text:span><text:span text:style-name="T11"> </text:span><text:span text:style-name="T6">interface BA8: Address line 8 of active parallel interface ETXC: Ethernet controller MII interface receive clock input pin</text:span></text:p>
            <text:p><text:span text:style-name="T6">RI:</text:span><text:span text:style-name="T9"> </text:span><text:span text:style-name="T6">RI</text:span><text:span text:style-name="T15"> </text:span><text:span text:style-name="T6">pin</text:span><text:span text:style-name="T11"> </text:span><text:span text:style-name="T6">of</text:span><text:span text:style-name="T11"> </text:span><text:span text:style-name="T6">UART0</text:span><text:span text:style-name="T11"> </text:span><text:span text:style-name="T6">peripheral</text:span><text:span text:style-name="T11"> </text:span><text:span text:style-name="T6">MODEM</text:span><text:span text:style-name="T11"> </text:span><text:span text:style-name="T8">signal</text:span></text:p>
          </table:table-cell>
        </table:table-row>
        <table:table-row table:style-name="ro7">
          <table:table-cell table:style-name="ce2" office:value-type="string" calcext:value-type="string">
            <text:p/>
            <text:p/>
            <text:p/>
            <text:p>44</text:p>
          </table:table-cell>
          <table:table-cell table:style-name="ce6" office:value-type="string" calcext:value-type="string">
            <text:p/>
            <text:p/>
            <text:p/>
            <text:p>PB9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/>
            <text:p>PB9</text:p>
            <text:p>/HD27/BA9/ERXD3/DCD</text:p>
          </table:table-cell>
          <table:table-cell table:style-name="ce10" office:value-type="string" calcext:value-type="string">
            <text:p><text:span text:style-name="T6">PB9: General purpose bidirectional digital I/O pin HD27:</text:span><text:span text:style-name="T13"> </text:span><text:span text:style-name="T6">Data</text:span><text:span text:style-name="T10"> </text:span><text:span text:style-name="T6">line</text:span><text:span text:style-name="T10"> </text:span><text:span text:style-name="T6">27</text:span><text:span text:style-name="T15"> </text:span><text:span text:style-name="T6">of</text:span><text:span text:style-name="T11"> </text:span><text:span text:style-name="T6">high-speed</text:span><text:span text:style-name="T10"> </text:span><text:span text:style-name="T6">parallel</text:span><text:span text:style-name="T11"> </text:span><text:span text:style-name="T6">interface BA9: Address line 9 of active parallel interface ERXD3: Ethernet controller MII interface receive data line 3</text:span></text:p>
            <text:p><text:span text:style-name="T6">DCD:</text:span><text:span text:style-name="T12"> </text:span><text:span text:style-name="T6">DCD</text:span><text:span text:style-name="T9"> </text:span><text:span text:style-name="T6">pin</text:span><text:span text:style-name="T11"> </text:span><text:span text:style-name="T6">of</text:span><text:span text:style-name="T9"> </text:span><text:span text:style-name="T6">UART0</text:span><text:span text:style-name="T15"> </text:span><text:span text:style-name="T6">peripheral</text:span><text:span text:style-name="T11"> </text:span><text:span text:style-name="T10">MODEM</text:span></text:p>
            <text:p>signal</text:p>
          </table:table-cell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PB22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PB22</text:p>
          </table:table-cell>
          <table:table-cell table:style-name="ce10" office:value-type="string" calcext:value-type="string">
            <text:p><text:span text:style-name="T6">PB22:</text:span><text:span text:style-name="T13"> </text:span><text:span text:style-name="T6">General</text:span><text:span text:style-name="T11"> </text:span><text:span text:style-name="T6">purpose</text:span><text:span text:style-name="T15"> </text:span><text:span text:style-name="T6">bidirectional</text:span><text:span text:style-name="T11"> </text:span><text:span text:style-name="T6">digital</text:span><text:span text:style-name="T11"> </text:span><text:span text:style-name="T6">I/O</text:span><text:span text:style-name="T7"> </text:span><text:span text:style-name="T11">pin</text:span></text:p>
          </table:table-cell>
        </table:table-row>
        <table:table-row table:style-name="ro4">
          <table:table-cell table:style-name="ce2" office:value-type="string" calcext:value-type="string">
            <text:p/>
            <text:p/>
            <text:p/>
            <text:p>46</text:p>
          </table:table-cell>
          <table:table-cell table:style-name="ce6" office:value-type="string" calcext:value-type="string">
            <text:p/>
            <text:p/>
            <text:p/>
            <text:p>PB10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>PB10</text:p>
            <text:p>/HD28/DTR/BA10/ERXD2</text:p>
          </table:table-cell>
          <table:table-cell table:style-name="ce10" office:value-type="string" calcext:value-type="string">
            <text:p><text:span text:style-name="T6">PB10: General purpose bidirectional digital I/O pin HD28: Data line 28 of high-speed parallel interface DTR:</text:span><text:span text:style-name="T14"> </text:span><text:span text:style-name="T6">DTR</text:span><text:span text:style-name="T11"> </text:span><text:span text:style-name="T6">pin</text:span><text:span text:style-name="T9"> </text:span><text:span text:style-name="T6">of</text:span><text:span text:style-name="T14"> </text:span><text:span text:style-name="T6">UART0</text:span><text:span text:style-name="T9"> </text:span><text:span text:style-name="T6">peripheral</text:span><text:span text:style-name="T15"> </text:span><text:span text:style-name="T6">MODEM</text:span><text:span text:style-name="T15"> </text:span><text:span text:style-name="T6">signal BA10: Address line 10 of active parallel interface ERXD2: Ethernet controller MII interface receiving</text:span></text:p>
            <text:p><text:span text:style-name="T6">data</text:span><text:span text:style-name="T7"> </text:span><text:span text:style-name="T6">line</text:span><text:span text:style-name="T7"> </text:span><text:span text:style-name="T12">2</text:span>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PB23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PB23</text:p>
          </table:table-cell>
          <table:table-cell table:style-name="ce10" office:value-type="string" calcext:value-type="string">
            <text:p><text:span text:style-name="T6">PB23:</text:span><text:span text:style-name="T13"> </text:span><text:span text:style-name="T6">General</text:span><text:span text:style-name="T11"> </text:span><text:span text:style-name="T6">purpose</text:span><text:span text:style-name="T15"> </text:span><text:span text:style-name="T6">bidirectional</text:span><text:span text:style-name="T11"> </text:span><text:span text:style-name="T6">digital</text:span><text:span text:style-name="T11"> </text:span><text:span text:style-name="T6">I/O</text:span><text:span text:style-name="T7"> </text:span><text:span text:style-name="T11">pin</text:span></text:p>
          </table:table-cell>
        </table:table-row>
        <table:table-row table:style-name="ro8">
          <table:table-cell table:style-name="ce2" office:value-type="string" calcext:value-type="string">
            <text:p/>
            <text:p/>
            <text:p/>
            <text:p/>
            <text:p>48</text:p>
          </table:table-cell>
          <table:table-cell table:style-name="ce6" office:value-type="string" calcext:value-type="string">
            <text:p/>
            <text:p/>
            <text:p/>
            <text:p/>
            <text:p>PB11</text:p>
          </table:table-cell>
          <table:table-cell table:style-name="ce6" office:value-type="string" calcext:value-type="string">
            <text:p/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/>
            <text:p>PB11</text:p>
            <text:p>/HD29/BA11/ERXD1</text:p>
            <text:p>/SCS1/CTS</text:p>
          </table:table-cell>
          <table:table-cell table:style-name="ce10" office:value-type="string" calcext:value-type="string">
            <text:p><text:span text:style-name="T6">PB11:</text:span><text:span text:style-name="T9"> </text:span><text:span text:style-name="T6">General</text:span><text:span text:style-name="T9"> </text:span><text:span text:style-name="T6">purpose</text:span><text:span text:style-name="T11"> </text:span><text:span text:style-name="T6">bidirectional</text:span><text:span text:style-name="T9"> </text:span><text:span text:style-name="T6">digital</text:span><text:span text:style-name="T9"> </text:span><text:span text:style-name="T6">I/O</text:span><text:span text:style-name="T10"> </text:span><text:span text:style-name="T6">pin HD29:</text:span><text:span text:style-name="T13"> </text:span><text:span text:style-name="T6">Data</text:span><text:span text:style-name="T10"> </text:span><text:span text:style-name="T6">line</text:span><text:span text:style-name="T10"> </text:span><text:span text:style-name="T6">29</text:span><text:span text:style-name="T15"> </text:span><text:span text:style-name="T6">of</text:span><text:span text:style-name="T11"> </text:span><text:span text:style-name="T6">high-speed</text:span><text:span text:style-name="T10"> </text:span><text:span text:style-name="T6">parallel</text:span><text:span text:style-name="T11"> </text:span><text:span text:style-name="T6">interface BA11:</text:span><text:span text:style-name="T7"> </text:span><text:span text:style-name="T6">Address line 11 of active parallel interface ERXD1: Ethernet controller MII interface receive data line 1</text:span></text:p>
            <text:p><text:span text:style-name="T6">SCS1:</text:span><text:span text:style-name="T9"> </text:span><text:span text:style-name="T6">Chip</text:span><text:span text:style-name="T11"> </text:span><text:span text:style-name="T6">select</text:span><text:span text:style-name="T9"> </text:span><text:span text:style-name="T6">signal</text:span><text:span text:style-name="T9"> </text:span><text:span text:style-name="T6">pin</text:span><text:span text:style-name="T13"> </text:span><text:span text:style-name="T6">(SCS)</text:span><text:span text:style-name="T9"> </text:span><text:span text:style-name="T6">of</text:span><text:span text:style-name="T13"> </text:span><text:span text:style-name="T6">SPI1 </text:span><text:span text:style-name="T8">peripheral</text:span></text:p>
            <text:p><text:span text:style-name="T6">CTS:</text:span><text:span text:style-name="T9"> </text:span><text:span text:style-name="T6">CTS</text:span><text:span text:style-name="T9"> </text:span><text:span text:style-name="T6">pin</text:span><text:span text:style-name="T15"> </text:span><text:span text:style-name="T6">of</text:span><text:span text:style-name="T9"> </text:span><text:span text:style-name="T6">UART0</text:span><text:span text:style-name="T11"> </text:span><text:span text:style-name="T6">peripheral</text:span><text:span text:style-name="T9"> </text:span><text:span text:style-name="T6">MODEM</text:span><text:span text:style-name="T9"> </text:span><text:span text:style-name="T8">signal</text:span></text:p>
            <text:p><text:span text:style-name="T8">data</text:span><text:span text:style-name="T13"> </text:span><text:span text:style-name="T8">effective</text:span><text:span text:style-name="T9"> </text:span><text:span text:style-name="T8">pin</text:span><text:span text:style-name="T9"> </text:span><text:span text:style-name="T8">input</text:span></text:p>
          </table:table-cell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PB24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PB24</text:p>
          </table:table-cell>
          <table:table-cell table:style-name="ce10" office:value-type="string" calcext:value-type="string">
            <text:p><text:span text:style-name="T6">PB24:</text:span><text:span text:style-name="T13"> </text:span><text:span text:style-name="T6">General</text:span><text:span text:style-name="T11"> </text:span><text:span text:style-name="T6">purpose</text:span><text:span text:style-name="T15"> </text:span><text:span text:style-name="T6">bidirectional</text:span><text:span text:style-name="T11"> </text:span><text:span text:style-name="T6">digital</text:span><text:span text:style-name="T11"> </text:span><text:span text:style-name="T6">I/O</text:span><text:span text:style-name="T7"> </text:span><text:span text:style-name="T11">pin</text:span></text:p>
          </table:table-cell>
        </table:table-row>
        <table:table-row table:style-name="ro7">
          <table:table-cell table:style-name="ce2" office:value-type="string" calcext:value-type="string">
            <text:p/>
            <text:p/>
            <text:p/>
            <text:p>50</text:p>
          </table:table-cell>
          <table:table-cell table:style-name="ce6" office:value-type="string" calcext:value-type="string">
            <text:p/>
            <text:p/>
            <text:p/>
            <text:p>PB12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>PB12</text:p>
            <text:p>/HD30/SCK1/RTS</text:p>
            <text:p>/BA12/ERXD0</text:p>
          </table:table-cell>
          <table:table-cell table:style-name="ce10" office:value-type="string" calcext:value-type="string">
            <text:p><text:span text:style-name="T6">PB12: General purpose bidirectional digital I/O pin HD30: Data line 30 of high-speed parallel interface SCK1: Clock signal SCK pin of SPI1 peripheral RTS:</text:span><text:span text:style-name="T12"> </text:span><text:span text:style-name="T6">RTS</text:span><text:span text:style-name="T17"> </text:span><text:span text:style-name="T6">pin</text:span><text:span text:style-name="T14"> </text:span><text:span text:style-name="T6">of</text:span><text:span text:style-name="T17"> </text:span><text:span text:style-name="T6">UART0</text:span><text:span text:style-name="T17"> </text:span><text:span text:style-name="T6">peripheral</text:span><text:span text:style-name="T12"> </text:span><text:span text:style-name="T6">MODEM</text:span><text:span text:style-name="T12"> </text:span><text:span text:style-name="T6">signal BA12: Address line 12 of active parallel interface ERXD0: Ethernet controller MII interface receive</text:span></text:p>
            <text:p><text:span text:style-name="T6">data</text:span><text:span text:style-name="T7"> </text:span><text:span text:style-name="T6">line</text:span><text:span text:style-name="T7"> </text:span><text:span text:style-name="T12">0</text:span></text:p>
          </table:table-cell>
        </table:table-row>
        <table:table-row table:style-name="ro4">
          <table:table-cell table:style-name="ce2" office:value-type="string" calcext:value-type="string">
            <text:p/>
            <text:p/>
            <text:p/>
            <text:p>51</text:p>
          </table:table-cell>
          <table:table-cell table:style-name="ce6" office:value-type="string" calcext:value-type="string">
            <text:p/>
            <text:p/>
            <text:p/>
            <text:p>PB13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>PB13</text:p>
            <text:p>/HD31/MOSI1/BA13</text:p>
            <text:p>/ERXDV</text:p>
          </table:table-cell>
          <table:table-cell table:style-name="ce10" office:value-type="string" calcext:value-type="string">
            <text:p><text:span text:style-name="T6">PB13: General purpose bidirectional digital I/O pin HD31: Data line 31 of high-speed parallel interface MISI1:</text:span><text:span text:style-name="T11"> </text:span><text:span text:style-name="T6">Master</text:span><text:span text:style-name="T11"> </text:span><text:span text:style-name="T6">output</text:span><text:span text:style-name="T11"> </text:span><text:span text:style-name="T6">slave</text:span><text:span text:style-name="T11"> </text:span><text:span text:style-name="T6">input</text:span><text:span text:style-name="T11"> </text:span><text:span text:style-name="T6">pin</text:span><text:span text:style-name="T11"> </text:span><text:span text:style-name="T6">(MOSI)</text:span><text:span text:style-name="T11"> </text:span><text:span text:style-name="T6">of</text:span><text:span text:style-name="T11"> </text:span><text:span text:style-name="T6">SPI1 </text:span><text:span text:style-name="T8">peripheral</text:span></text:p>
            <text:p><text:span text:style-name="T6">BA13:</text:span><text:span text:style-name="T21"> </text:span><text:span text:style-name="T6">Address</text:span><text:span text:style-name="T15"> </text:span><text:span text:style-name="T6">line</text:span><text:span text:style-name="T7"> </text:span><text:span text:style-name="T6">13</text:span><text:span text:style-name="T15"> </text:span><text:span text:style-name="T6">of</text:span><text:span text:style-name="T10"> </text:span><text:span text:style-name="T6">active</text:span><text:span text:style-name="T10"> </text:span><text:span text:style-name="T6">parallel</text:span><text:span text:style-name="T10"> </text:span><text:span text:style-name="T8">interface</text:span></text:p>
            <text:p><text:span text:style-name="T6">ERXDV:</text:span><text:span text:style-name="T12"> </text:span><text:span text:style-name="T6">Ethernet</text:span><text:span text:style-name="T14"> </text:span><text:span text:style-name="T6">controller</text:span><text:span text:style-name="T17"> </text:span><text:span text:style-name="T6">MII</text:span><text:span text:style-name="T18"> </text:span><text:span text:style-name="T6">interface</text:span><text:span text:style-name="T13"> </text:span><text:span text:style-name="T8">receive</text:span></text:p>
          </table:table-cell>
        </table:table-row>
        <table:table-row table:style-name="ro2">
          <table:table-cell table:style-name="ce3"/>
          <table:table-cell table:style-name="ce7" table:number-columns-repeated="3"/>
          <table:table-cell table:style-name="ce10" office:value-type="string" calcext:value-type="string">
            <text:p><text:span text:style-name="T6">data</text:span><text:span text:style-name="T13"> </text:span><text:span text:style-name="T6">effective</text:span><text:span text:style-name="T9"> </text:span><text:span text:style-name="T6">pin</text:span><text:span text:style-name="T9"> </text:span><text:span text:style-name="T8">input</text:span></text:p>
          </table:table-cell>
        </table:table-row>
        <table:table-row table:style-name="ro3">
          <table:table-cell table:style-name="ce2" office:value-type="string" calcext:value-type="string">
            <text:p/>
            <text:p>52</text:p>
          </table:table-cell>
          <table:table-cell table:style-name="ce6" office:value-type="string" calcext:value-type="string">
            <text:p/>
            <text:p>PA21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A21</text:p>
            <text:p>/HTVLD</text:p>
          </table:table-cell>
          <table:table-cell table:style-name="ce10" office:value-type="string" calcext:value-type="string">
            <text:p><text:span text:style-name="T6">PA21:</text:span><text:span text:style-name="T12"> </text:span><text:span text:style-name="T6">General</text:span><text:span text:style-name="T12"> </text:span><text:span text:style-name="T6">purpose</text:span><text:span text:style-name="T14"> </text:span><text:span text:style-name="T6">bidirectional</text:span><text:span text:style-name="T12"> </text:span><text:span text:style-name="T6">digital</text:span><text:span text:style-name="T12"> </text:span><text:span text:style-name="T6">I/O</text:span><text:span text:style-name="T13"> </text:span><text:span text:style-name="T6">pin HTVLD: Data transmit status pin output of</text:span></text:p>
            <text:p><text:span text:style-name="T6">high-speed</text:span><text:span text:style-name="T15"> </text:span><text:span text:style-name="T6">parallel</text:span><text:span text:style-name="T9"> </text:span><text:span text:style-name="T8">interface</text:span></text:p>
          </table:table-cell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PA22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PA22</text:p>
            <text:p>/HD2</text:p>
          </table:table-cell>
          <table:table-cell table:style-name="ce10" office:value-type="string" calcext:value-type="string">
            <text:p><text:span text:style-name="T6">PA22:</text:span><text:span text:style-name="T12"> </text:span><text:span text:style-name="T6">General</text:span><text:span text:style-name="T12"> </text:span><text:span text:style-name="T6">purpose</text:span><text:span text:style-name="T14"> </text:span><text:span text:style-name="T6">bidirectional</text:span><text:span text:style-name="T12"> </text:span><text:span text:style-name="T6">digital</text:span><text:span text:style-name="T12"> </text:span><text:span text:style-name="T6">I/O</text:span><text:span text:style-name="T13"> </text:span><text:span text:style-name="T6">pin HD2: Data line 2 of high-speed parallel interface</text:span></text:p>
          </table:table-cell>
        </table:table-row>
        <table:table-row table:style-name="ro7">
          <table:table-cell table:style-name="ce2" office:value-type="string" calcext:value-type="string">
            <text:p/>
            <text:p/>
            <text:p/>
            <text:p>54</text:p>
          </table:table-cell>
          <table:table-cell table:style-name="ce6" office:value-type="string" calcext:value-type="string">
            <text:p/>
            <text:p/>
            <text:p/>
            <text:p>PA9</text:p>
          </table:table-cell>
          <table:table-cell table:style-name="ce6" office:value-type="string" calcext:value-type="string">
            <text:p/>
            <text:p/>
            <text:p/>
            <text:p>I/O</text:p>
          </table:table-cell>
          <table:table-cell table:style-name="ce6" office:value-type="string" calcext:value-type="string">
            <text:p/>
            <text:p/>
            <text:p/>
            <text:p>PA9</text:p>
            <text:p>/HTREQ/TMR0/BWR#</text:p>
          </table:table-cell>
          <table:table-cell table:style-name="ce10" office:value-type="string" calcext:value-type="string">
            <text:p><text:span text:style-name="T6">PA9:</text:span><text:span text:style-name="T17"> </text:span><text:span text:style-name="T6">General</text:span><text:span text:style-name="T14"> </text:span><text:span text:style-name="T6">purpose</text:span><text:span text:style-name="T18"> </text:span><text:span text:style-name="T6">bidirectional</text:span><text:span text:style-name="T14"> </text:span><text:span text:style-name="T6">digital</text:span><text:span text:style-name="T13"> </text:span><text:span text:style-name="T6">I/O</text:span><text:span text:style-name="T13"> </text:span><text:span text:style-name="T6">pin HTREQ: Transmit request signal output of</text:span></text:p>
            <text:p><text:span text:style-name="T6">high-speed</text:span><text:span text:style-name="T15"> </text:span><text:span text:style-name="T6">parallel</text:span><text:span text:style-name="T9"> </text:span><text:span text:style-name="T8">interface</text:span></text:p>
            <text:p><text:span text:style-name="T6">TMR0:</text:span><text:span text:style-name="T11"> </text:span><text:span text:style-name="T6">Input</text:span><text:span text:style-name="T11"> </text:span><text:span text:style-name="T6">capture</text:span><text:span text:style-name="T10"> </text:span><text:span text:style-name="T6">and</text:span><text:span text:style-name="T15"> </text:span><text:span text:style-name="T6">PWM</text:span><text:span text:style-name="T11"> </text:span><text:span text:style-name="T6">output</text:span><text:span text:style-name="T11"> </text:span><text:span text:style-name="T6">pin</text:span><text:span text:style-name="T15"> </text:span><text:span text:style-name="T6">of</text:span><text:span text:style-name="T11"> </text:span><text:span text:style-name="T6">timer0 </text:span><text:span text:style-name="T8">peripheral</text:span></text:p>
            <text:p><text:span text:style-name="T6">BWR#:</text:span><text:span text:style-name="T18"> </text:span><text:span text:style-name="T6">Write</text:span><text:span text:style-name="T10"> </text:span><text:span text:style-name="T6">control</text:span><text:span text:style-name="T9"> </text:span><text:span text:style-name="T6">signal</text:span><text:span text:style-name="T9"> </text:span><text:span text:style-name="T6">output</text:span><text:span text:style-name="T11"> </text:span><text:span text:style-name="T6">of</text:span><text:span text:style-name="T9"> </text:span><text:span text:style-name="T6">active</text:span><text:span text:style-name="T10"> </text:span><text:span text:style-name="T8">parallel</text:span></text:p>
            <text:p><text:span text:style-name="T6">interface,</text:span><text:span text:style-name="T14"> </text:span><text:span text:style-name="T6">active</text:span><text:span text:style-name="T9"> </text:span><text:span text:style-name="T11">low</text:span></text:p>
          </table:table-cell>
        </table:table-row>
        <table:table-row table:style-name="ro1">
          <table:table-cell table:style-name="ce2" office:value-type="string" calcext:value-type="string">
            <text:p/>
            <text:p>55</text:p>
          </table:table-cell>
          <table:table-cell table:style-name="ce6" office:value-type="string" calcext:value-type="string">
            <text:p/>
            <text:p>PA10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/>
            <text:p>PA10</text:p>
            <text:p>/TCK/HTACK</text:p>
          </table:table-cell>
          <table:table-cell table:style-name="ce10" office:value-type="string" calcext:value-type="string">
            <text:p><text:span text:style-name="T6">PA10:</text:span><text:span text:style-name="T12"> </text:span><text:span text:style-name="T6">General</text:span><text:span text:style-name="T12"> </text:span><text:span text:style-name="T6">purpose</text:span><text:span text:style-name="T14"> </text:span><text:span text:style-name="T6">bidirectional</text:span><text:span text:style-name="T12"> </text:span><text:span text:style-name="T6">digital</text:span><text:span text:style-name="T12"> </text:span><text:span text:style-name="T6">I/O</text:span><text:span text:style-name="T13"> </text:span><text:span text:style-name="T6">pin TCK: Debug function clock input pin</text:span></text:p>
            <text:p><text:span text:style-name="T6">HTACK:</text:span><text:span text:style-name="T14"> </text:span><text:span text:style-name="T6">Receive</text:span><text:span text:style-name="T15"> </text:span><text:span text:style-name="T6">status</text:span><text:span text:style-name="T13"> </text:span><text:span text:style-name="T6">pin</text:span><text:span text:style-name="T13"> </text:span><text:span text:style-name="T6">output</text:span><text:span text:style-name="T13"> </text:span><text:span text:style-name="T6">of</text:span><text:span text:style-name="T13"> </text:span><text:span text:style-name="T6">high-</text:span><text:span text:style-name="T8">speed</text:span></text:p>
            <text:p><text:span text:style-name="T6">parallel</text:span><text:span text:style-name="T13"> </text:span><text:span text:style-name="T8">interface</text:span></text:p>
          </table:table-cell>
        </table:table-row>
        <table:table-row table:style-name="ro1">
          <table:table-cell table:style-name="ce2" office:value-type="string" calcext:value-type="string">
            <text:p/>
            <text:p/>
            <text:p>56</text:p>
          </table:table-cell>
          <table:table-cell table:style-name="ce6" office:value-type="string" calcext:value-type="string">
            <text:p/>
            <text:p/>
            <text:p>PA11</text:p>
          </table:table-cell>
          <table:table-cell table:style-name="ce6" office:value-type="string" calcext:value-type="string">
            <text:p/>
            <text:p/>
            <text:p>I/O</text:p>
          </table:table-cell>
          <table:table-cell table:style-name="ce6" office:value-type="string" calcext:value-type="string">
            <text:p/>
            <text:p>PA11</text:p>
            <text:p>/TIO/HTCLK</text:p>
          </table:table-cell>
          <table:table-cell table:style-name="ce10" office:value-type="string" calcext:value-type="string">
            <text:p><text:span text:style-name="T6">PA11:</text:span><text:span text:style-name="T16"> </text:span><text:span text:style-name="T6">General</text:span><text:span text:style-name="T18"> </text:span><text:span text:style-name="T6">purpose</text:span><text:span text:style-name="T12"> </text:span><text:span text:style-name="T6">bidirectional</text:span><text:span text:style-name="T18"> </text:span><text:span text:style-name="T6">digital</text:span><text:span text:style-name="T18"> </text:span><text:span text:style-name="T6">I/O</text:span><text:span text:style-name="T14"> </text:span><text:span text:style-name="T6">pin TIO: Data input and output hardware of Debug </text:span><text:span text:style-name="T8">function</text:span></text:p>
            <text:p><text:span text:style-name="T6">HTCLK:</text:span><text:span text:style-name="T9"> </text:span><text:span text:style-name="T6">Communication</text:span><text:span text:style-name="T11"> </text:span><text:span text:style-name="T6">clock</text:span><text:span text:style-name="T9"> </text:span><text:span text:style-name="T6">pin</text:span><text:span text:style-name="T11"> </text:span><text:span text:style-name="T6">output</text:span><text:span text:style-name="T11"> of</text:span></text:p>
            <text:p><text:span text:style-name="T6">high-speed</text:span><text:span text:style-name="T15"> </text:span><text:span text:style-name="T6">parallel</text:span><text:span text:style-name="T9"> </text:span><text:span text:style-name="T8">interface</text:span></text:p>
          </table:table-cell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PA12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PA12</text:p>
            <text:p>/SCS</text:p>
          </table:table-cell>
          <table:table-cell table:style-name="ce10" office:value-type="string" calcext:value-type="string">
            <text:p><text:span text:style-name="T6">PA12: General purpose bidirectional digital I/O pin SCS:</text:span><text:span text:style-name="T15"> </text:span><text:span text:style-name="T6">Chip</text:span><text:span text:style-name="T7"> </text:span><text:span text:style-name="T6">select</text:span><text:span text:style-name="T10"> </text:span><text:span text:style-name="T6">signal</text:span><text:span text:style-name="T10"> </text:span><text:span text:style-name="T6">pin</text:span><text:span text:style-name="T7"> </text:span><text:span text:style-name="T6">(SCS)</text:span><text:span text:style-name="T9"> </text:span><text:span text:style-name="T6">of</text:span><text:span text:style-name="T10"> </text:span><text:span text:style-name="T6">SPI0</text:span><text:span text:style-name="T7"> </text:span><text:span text:style-name="T6">peripheral</text:span></text:p>
          </table:table-cell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PA13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PA13</text:p>
            <text:p>/SCK</text:p>
          </table:table-cell>
          <table:table-cell table:style-name="ce10" office:value-type="string" calcext:value-type="string">
            <text:p><text:span text:style-name="T6">PA13:</text:span><text:span text:style-name="T12"> </text:span><text:span text:style-name="T6">General</text:span><text:span text:style-name="T12"> </text:span><text:span text:style-name="T6">purpose</text:span><text:span text:style-name="T14"> </text:span><text:span text:style-name="T6">bidirectional</text:span><text:span text:style-name="T12"> </text:span><text:span text:style-name="T6">digital</text:span><text:span text:style-name="T12"> </text:span><text:span text:style-name="T6">I/O</text:span><text:span text:style-name="T13"> </text:span><text:span text:style-name="T6">pin SCK: Clock signal SCK pin of SPI0 peripheral</text:span></text:p>
          </table:table-cell>
        </table:table-row>
        <table:table-row table:style-name="ro3">
          <table:table-cell table:style-name="ce2" office:value-type="string" calcext:value-type="string">
            <text:p/>
            <text:p>59</text:p>
          </table:table-cell>
          <table:table-cell table:style-name="ce6" office:value-type="string" calcext:value-type="string">
            <text:p/>
            <text:p>PA14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A14</text:p>
            <text:p>/MOSI</text:p>
          </table:table-cell>
          <table:table-cell table:style-name="ce10" office:value-type="string" calcext:value-type="string">
            <text:p><text:span text:style-name="T6">PA14: General purpose bidirectional digital I/O pin MOSI:</text:span><text:span text:style-name="T11"> </text:span><text:span text:style-name="T6">Master</text:span><text:span text:style-name="T11"> </text:span><text:span text:style-name="T6">output</text:span><text:span text:style-name="T11"> </text:span><text:span text:style-name="T6">slave</text:span><text:span text:style-name="T10"> </text:span><text:span text:style-name="T6">input</text:span><text:span text:style-name="T11"> </text:span><text:span text:style-name="T6">pin</text:span><text:span text:style-name="T10"> </text:span><text:span text:style-name="T6">(MOSI)</text:span><text:span text:style-name="T11"> </text:span><text:span text:style-name="T6">of</text:span><text:span text:style-name="T11"> </text:span><text:span text:style-name="T6">SPI0 </text:span><text:span text:style-name="T8">peripheral</text:span></text:p>
          </table:table-cell>
        </table:table-row>
        <table:table-row table:style-name="ro3">
          <table:table-cell table:style-name="ce2" office:value-type="string" calcext:value-type="string">
            <text:p/>
            <text:p>60</text:p>
          </table:table-cell>
          <table:table-cell table:style-name="ce6" office:value-type="string" calcext:value-type="string">
            <text:p/>
            <text:p>PA15</text:p>
          </table:table-cell>
          <table:table-cell table:style-name="ce6" office:value-type="string" calcext:value-type="string">
            <text:p/>
            <text:p>I/O</text:p>
          </table:table-cell>
          <table:table-cell table:style-name="ce6" office:value-type="string" calcext:value-type="string">
            <text:p>PA15</text:p>
            <text:p>/MISO</text:p>
          </table:table-cell>
          <table:table-cell table:style-name="ce10" office:value-type="string" calcext:value-type="string">
            <text:p><text:span text:style-name="T6">PA15:</text:span><text:span text:style-name="T12"> </text:span><text:span text:style-name="T6">General</text:span><text:span text:style-name="T12"> </text:span><text:span text:style-name="T6">purpose</text:span><text:span text:style-name="T14"> </text:span><text:span text:style-name="T6">bidirectional</text:span><text:span text:style-name="T12"> </text:span><text:span text:style-name="T6">digital</text:span><text:span text:style-name="T12"> </text:span><text:span text:style-name="T6">I/O</text:span><text:span text:style-name="T13"> </text:span><text:span text:style-name="T6">pin MISO1: Master input slave output pin (MISO) of SPI0 peripheral</text:span></text:p>
          </table:table-cell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VDDI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VDDIO</text:p>
          </table:table-cell>
          <table:table-cell table:style-name="ce10" office:value-type="string" calcext:value-type="string">
            <text:p><text:span text:style-name="T6">3.3V</text:span><text:span text:style-name="T13"> </text:span><text:span text:style-name="T6">or</text:span><text:span text:style-name="T15"> </text:span><text:span text:style-name="T6">2.5V</text:span><text:span text:style-name="T13"> </text:span><text:span text:style-name="T6">input</text:span><text:span text:style-name="T9"> </text:span><text:span text:style-name="T6">of</text:span><text:span text:style-name="T9"> </text:span><text:span text:style-name="T6">I/O</text:span><text:span text:style-name="T10"> </text:span><text:span text:style-name="T6">power,</text:span><text:span text:style-name="T11"> </text:span><text:span text:style-name="T6">connected</text:span><text:span text:style-name="T11"> </text:span><text:span text:style-name="T6">to</text:span><text:span text:style-name="T11"> </text:span><text:span text:style-name="T6">an external 0.1uF capacitor</text:span></text:p>
          </table:table-cell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V33LD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V33LDO</text:p>
          </table:table-cell>
          <table:table-cell table:style-name="ce10" office:value-type="string" calcext:value-type="string">
            <text:p><text:span text:style-name="T6">3.3V</text:span><text:span text:style-name="T14"> </text:span><text:span text:style-name="T6">or</text:span><text:span text:style-name="T13"> </text:span><text:span text:style-name="T6">2.5V</text:span><text:span text:style-name="T14"> </text:span><text:span text:style-name="T6">input</text:span><text:span text:style-name="T9"> </text:span><text:span text:style-name="T6">of</text:span><text:span text:style-name="T9"> </text:span><text:span text:style-name="T6">internal</text:span><text:span text:style-name="T10"> </text:span><text:span text:style-name="T6">LDO</text:span><text:span text:style-name="T10"> </text:span><text:span text:style-name="T6">power,</text:span><text:span text:style-name="T9"> </text:span><text:span text:style-name="T6">connected to an external 0.1uF capacitor</text:span></text:p>
          </table:table-cell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V12CORE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V12CORE</text:p>
          </table:table-cell>
          <table:table-cell table:style-name="ce10" office:value-type="string" calcext:value-type="string">
            <text:p><text:span text:style-name="T6">1.2V</text:span><text:span text:style-name="T13"> </text:span><text:span text:style-name="T6">core</text:span><text:span text:style-name="T10"> </text:span><text:span text:style-name="T6">voltage</text:span><text:span text:style-name="T10"> </text:span><text:span text:style-name="T6">output</text:span><text:span text:style-name="T11"> </text:span><text:span text:style-name="T6">of</text:span><text:span text:style-name="T11"> </text:span><text:span text:style-name="T6">system,</text:span><text:span text:style-name="T10"> </text:span><text:span text:style-name="T6">connected</text:span><text:span text:style-name="T10"> </text:span><text:span text:style-name="T6">to</text:span><text:span text:style-name="T10"> </text:span><text:span text:style-name="T6">an external 3.3uF capacitor</text:span></text:p>
          </table:table-cell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V33GX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V33GX</text:p>
          </table:table-cell>
          <table:table-cell table:style-name="ce10" office:value-type="string" calcext:value-type="string">
            <text:p><text:span text:style-name="T6">3.3V</text:span><text:span text:style-name="T18"> </text:span><text:span text:style-name="T6">input</text:span><text:span text:style-name="T13"> </text:span><text:span text:style-name="T6">of</text:span><text:span text:style-name="T13"> </text:span><text:span text:style-name="T6">SerDes</text:span><text:span text:style-name="T12"> </text:span><text:span text:style-name="T6">PHY,</text:span><text:span text:style-name="T12"> </text:span><text:span text:style-name="T6">connected</text:span><text:span text:style-name="T15"> </text:span><text:span text:style-name="T6">to</text:span><text:span text:style-name="T15"> </text:span><text:span text:style-name="T6">an</text:span><text:span text:style-name="T15"> </text:span><text:span text:style-name="T6">external 0.1uF capacitor</text:span></text:p>
          </table:table-cell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GXM</text:p>
          </table:table-cell>
          <table:table-cell table:style-name="ce6" office:value-type="string" calcext:value-type="string">
            <text:p>SDP</text:p>
          </table:table-cell>
          <table:table-cell table:style-name="ce6" office:value-type="string" calcext:value-type="string">
            <text:p>GXM</text:p>
          </table:table-cell>
          <table:table-cell table:style-name="ce10" office:value-type="string" calcext:value-type="string">
            <text:p><text:span text:style-name="T6">SerDes</text:span><text:span text:style-name="T13"> </text:span><text:span text:style-name="T6">differential</text:span><text:span text:style-name="T9"> </text:span><text:span text:style-name="T6">signal</text:span><text:span text:style-name="T9"> </text:span><text:span text:style-name="T6">line</text:span><text:span text:style-name="T10"> </text:span><text:span text:style-name="T11">GXM</text:span></text:p>
          </table:table-cell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GXP</text:p>
          </table:table-cell>
          <table:table-cell table:style-name="ce6" office:value-type="string" calcext:value-type="string">
            <text:p>SDP</text:p>
          </table:table-cell>
          <table:table-cell table:style-name="ce6" office:value-type="string" calcext:value-type="string">
            <text:p>GXP</text:p>
          </table:table-cell>
          <table:table-cell table:style-name="ce10" office:value-type="string" calcext:value-type="string">
            <text:p><text:span text:style-name="T6">SerDes</text:span><text:span text:style-name="T13"> </text:span><text:span text:style-name="T6">differential</text:span><text:span text:style-name="T9"> </text:span><text:span text:style-name="T6">signal</text:span><text:span text:style-name="T9"> </text:span><text:span text:style-name="T6">line</text:span><text:span text:style-name="T10"> </text:span><text:span text:style-name="T11">GXP</text:span></text:p>
          </table:table-cell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XO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XO</text:p>
          </table:table-cell>
          <table:table-cell table:style-name="ce10" office:value-type="string" calcext:value-type="string">
            <text:p><text:span text:style-name="T6">Inverted</text:span><text:span text:style-name="T15"> </text:span><text:span text:style-name="T6">output</text:span><text:span text:style-name="T13"> </text:span><text:span text:style-name="T6">of</text:span><text:span text:style-name="T13"> </text:span><text:span text:style-name="T6">external</text:span><text:span text:style-name="T13"> </text:span><text:span text:style-name="T6">high-speed</text:span><text:span text:style-name="T15"> </text:span><text:span text:style-name="T6">crystal </text:span><text:span text:style-name="T8">oscillator</text:span></text:p>
          </table:table-cell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XI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XI</text:p>
          </table:table-cell>
          <table:table-cell table:style-name="ce10" office:value-type="string" calcext:value-type="string">
            <text:p><text:span text:style-name="T6">Input</text:span><text:span text:style-name="T9"> </text:span><text:span text:style-name="T6">of</text:span><text:span text:style-name="T11"> </text:span><text:span text:style-name="T6">external</text:span><text:span text:style-name="T11"> </text:span><text:span text:style-name="T6">high-speed</text:span><text:span text:style-name="T10"> </text:span><text:span text:style-name="T6">crystal</text:span><text:span text:style-name="T11"> </text:span><text:span text:style-name="T8">oscillator</text:span></text:p>
          </table:table-cell>
        </table:table-row>
        <table:table-row table:style-name="ro2" table:number-rows-repeated="104850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2T23:12:15.395080276</meta:creation-date>
    <dc:date>2025-05-22T23:20:00.954779531</dc:date>
    <meta:editing-duration>PT7M45S</meta:editing-duration>
    <meta:editing-cycles>1</meta:editing-cycles>
    <meta:document-statistic meta:table-count="1" meta:cell-count="352" meta:object-count="0"/>
    <meta:generator>LibreOffice/25.2.2.2$Linux_X86_64 LibreOffice_project/520$Build-2</meta:generator>
  </office:meta>
</office:document-meta>
</file>